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" svg:font-family="Helv"/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36">
      <style:table-cell-properties fo:background-color="#FFFFFF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36">
      <style:table-cell-properties fo:background-color="#FFFFFF"/>
    </style:style>
    <style:style style:name="ce7" style:family="table-cell" style:parent-style-name="Hyperlink" style:data-style-name="N36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" style:family="table-cell" style:parent-style-name="Normal_TABS203WKG" style:data-style-name="N39">
      <style:table-cell-properties style:vertical-align="middle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3" style:family="table-cell" style:parent-style-name="Default" style:data-style-name="N36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Sheet1" style:data-style-name="N1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6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Normal_Sheet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Sheet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Percen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6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Normal_Sheet1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36">
      <style:table-cell-properties fo:background-color="#FFFFFF"/>
      <style:text-properties fo:font-size="10pt" style:font-size-asian="10pt" style:font-size-complex="10pt"/>
    </style:style>
    <style:style style:name="ce33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3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Default" style:data-style-name="N36">
      <style:table-cell-properties fo:background-color="#FFFFFF"/>
    </style:style>
    <style:style style:name="ce3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Default" style:data-style-name="N36">
      <style:table-cell-properties fo:background-color="#FFFFFF"/>
      <style:text-properties fo:font-size="9pt" style:font-size-asian="9pt" style:font-size-complex="9pt"/>
    </style:style>
    <style:style style:name="ce38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Default" style:data-style-name="N36">
      <style:table-cell-properties fo:background-color="#FFFFFF"/>
      <style:text-properties fo:font-size="9pt" style:font-size-asian="9pt" style:font-size-complex="9pt"/>
    </style:style>
    <style:style style:name="ce40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2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3" style:family="table-cell" style:parent-style-name="Default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Normal_Accumulated_32_1_3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7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1.48166666666667cm"/>
    </style:style>
    <style:style style:name="co3" style:family="table-column">
      <style:table-column-properties fo:break-before="auto" style:column-width="2.09020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512" table:style-name="ta1">
        <table:table-column table:style-name="co1" table:default-cell-style-name="ce3"/>
        <table:table-column table:style-name="co2" table:number-columns-repeated="5" table:default-cell-style-name="ce2"/>
        <table:table-column table:style-name="co2" table:number-columns-repeated="5" table:default-cell-style-name="ce3"/>
        <table:table-column table:style-name="co2" table:default-cell-style-name="ce47"/>
        <table:table-column table:style-name="co3" table:number-columns-repeated="16372" table:default-cell-style-name="ce35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5" table:style-name="ce2"/>
          <table:table-cell table:number-columns-repeated="4" table:style-name="ce3"/>
          <table:table-cell table:style-name="ce4"/>
          <table:table-cell table:style-name="ce5"/>
          <table:table-cell table:number-columns-repeated="16372" table:style-name="ce6"/>
        </table:table-row>
        <table:table-row table:style-name="ro1">
          <table:table-cell office:value-type="string" table:style-name="ce7">
            <text:p><text:a xlink:href="https://www.gov.uk/government/collections/maritime-and-shipping-statistics">Sea Passenger Statistics</text:a></text:p>
          </table:table-cell>
          <table:table-cell table:number-columns-repeated="5" table:style-name="ce2"/>
          <table:table-cell table:number-columns-repeated="4" table:style-name="ce3"/>
          <table:table-cell table:style-name="ce4"/>
          <table:table-cell table:style-name="ce5"/>
          <table:table-cell table:number-columns-repeated="16372" table:style-name="ce6"/>
        </table:table-row>
        <table:table-row table:style-name="ro1">
          <table:table-cell office:value-type="string" table:number-columns-spanned="4" table:number-rows-spanned="1" table:style-name="ce8">
            <text:p>Table SPAS0101</text:p>
          </table:table-cell>
          <table:covered-table-cell table:number-columns-repeated="3"/>
          <table:table-cell table:number-columns-repeated="2" table:style-name="ce2"/>
          <table:table-cell table:number-columns-repeated="4" table:style-name="ce3"/>
          <table:table-cell table:style-name="ce4"/>
          <table:table-cell table:style-name="ce5"/>
          <table:table-cell table:number-columns-repeated="16372" table:style-name="ce6"/>
        </table:table-row>
        <table:table-row table:style-name="ro1">
          <table:table-cell office:value-type="string" table:number-columns-spanned="12" table:number-rows-spanned="1" table:style-name="ce8">
            <text:p>All UK international short sea, long sea and cruise passenger movements, by port: from 2007</text:p>
          </table:table-cell>
          <table:covered-table-cell table:number-columns-repeated="11"/>
          <table:table-cell table:number-columns-repeated="16372" table:style-name="ce6"/>
        </table:table-row>
        <table:table-row table:style-name="ro1">
          <table:table-cell table:style-name="ce9"/>
          <table:table-cell table:number-columns-repeated="3" table:style-name="ce10"/>
          <table:table-cell table:style-name="ce11"/>
          <table:table-cell table:style-name="ce2"/>
          <table:table-cell table:style-name="ce12"/>
          <table:table-cell table:number-columns-repeated="4" table:style-name="ce3"/>
          <table:table-cell office:value-type="string" table:style-name="ce13">
            <text:p>Thousands</text:p>
          </table:table-cell>
          <table:table-cell table:number-columns-repeated="16372" table:style-name="ce6"/>
        </table:table-row>
        <table:table-row table:style-name="ro1">
          <table:table-cell table:style-name="ce14"/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string" table:style-name="ce15">
            <text:p>2016<text:span text:style-name="T1">r</text:span></text:p>
          </table:table-cell>
          <table:table-cell office:value-type="float" office:value="2017" table:style-name="ce15">
            <text:p>2017</text:p>
          </table:table-cell>
          <table:table-cell table:number-columns-repeated="16372" table:style-name="ce6"/>
        </table:table-row>
        <table:table-row table:style-name="ro2">
          <table:table-cell office:value-type="string" table:style-name="ce16">
            <text:p>Ferry Passengers on Short Sea Routes</text:p>
          </table:table-cell>
          <table:table-cell table:number-columns-repeated="11" table:style-name="ce2"/>
          <table:table-cell table:number-columns-repeated="16372" table:style-name="ce6"/>
        </table:table-row>
        <table:table-row table:style-name="ro1">
          <table:table-cell office:value-type="string" table:style-name="ce17">
            <text:p>Thames &amp; Kent</text:p>
          </table:table-cell>
          <table:table-cell table:number-columns-repeated="11" table:style-name="ce2"/>
          <table:table-cell table:number-columns-repeated="16372" table:style-name="ce6"/>
        </table:table-row>
        <table:table-row table:style-name="ro1">
          <table:table-cell office:value-type="string" table:style-name="ce18">
            <text:p>London</text:p>
          </table:table-cell>
          <table:table-cell office:value-type="float" office:value="10.961" table:style-name="ce19">
            <text:p>11</text:p>
          </table:table-cell>
          <table:table-cell office:value-type="float" office:value="6.718" table:style-name="ce19">
            <text:p>7</text:p>
          </table:table-cell>
          <table:table-cell office:value-type="float" office:value="7.9340000000000002" table:style-name="ce19">
            <text:p>8</text:p>
          </table:table-cell>
          <table:table-cell office:value-type="float" office:value="11.688000000000001" table:style-name="ce19">
            <text:p>12</text:p>
          </table:table-cell>
          <table:table-cell office:value-type="float" office:value="14.343" table:style-name="ce20">
            <text:p>14</text:p>
          </table:table-cell>
          <table:table-cell office:value-type="float" office:value="14.03" table:style-name="ce20">
            <text:p>14</text:p>
          </table:table-cell>
          <table:table-cell office:value-type="float" office:value="14.396000000000001" table:style-name="ce20">
            <text:p>14</text:p>
          </table:table-cell>
          <table:table-cell office:value-type="float" office:value="12.624000000000001" table:style-name="ce20">
            <text:p>13</text:p>
          </table:table-cell>
          <table:table-cell office:value-type="float" office:value="14.499000000000001" table:style-name="ce20">
            <text:p>14</text:p>
          </table:table-cell>
          <table:table-cell office:value-type="float" office:value="12.624000000000001" table:style-name="ce20">
            <text:p>13</text:p>
          </table:table-cell>
          <table:table-cell office:value-type="float" office:value="10.994999999999999" table:style-name="ce20">
            <text:p>11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Medway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Ramsgate<text:span text:style-name="T2">1</text:span></text:p>
          </table:table-cell>
          <table:table-cell office:value-type="float" office:value="233.36099999999999" table:style-name="ce19">
            <text:p>233</text:p>
          </table:table-cell>
          <table:table-cell office:value-type="float" office:value="221.69200000000001" table:style-name="ce19">
            <text:p>222</text:p>
          </table:table-cell>
          <table:table-cell office:value-type="float" office:value="171.149" table:style-name="ce19">
            <text:p>171</text:p>
          </table:table-cell>
          <table:table-cell office:value-type="float" office:value="186.34200000000001" table:style-name="ce19">
            <text:p>186</text:p>
          </table:table-cell>
          <table:table-cell office:value-type="float" office:value="109.539" table:style-name="ce20">
            <text:p>110</text:p>
          </table:table-cell>
          <table:table-cell office:value-type="float" office:value="85.926000000000002" table:style-name="ce20">
            <text:p>86</text:p>
          </table:table-cell>
          <table:table-cell office:value-type="float" office:value="18.350000000000001" table:style-name="ce20">
            <text:p>18</text:p>
          </table:table-cell>
          <table:table-cell office:value-type="float" office:value="6.0999999999999999E-2" table:style-name="ce20">
            <text:p>0~</text:p>
          </table:table-cell>
          <table:table-cell office:value-type="float" office:value="6.9000000000000006E-2" table:style-name="ce20">
            <text:p>0~</text:p>
          </table:table-cell>
          <table:table-cell office:value-type="float" office:value="7.3999999999999996E-2" table:style-name="ce20">
            <text:p>0~</text:p>
          </table:table-cell>
          <table:table-cell office:value-type="float" office:value="0.05" table:style-name="ce20">
            <text:p>0~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Dover</text:p>
          </table:table-cell>
          <table:table-cell office:value-type="float" office:value="14258.272000000001" table:style-name="ce19">
            <text:p>14,258</text:p>
          </table:table-cell>
          <table:table-cell office:value-type="float" office:value="13783.316999999999" table:style-name="ce19">
            <text:p>13,783</text:p>
          </table:table-cell>
          <table:table-cell office:value-type="float" office:value="13066.976000000001" table:style-name="ce19">
            <text:p>13,067</text:p>
          </table:table-cell>
          <table:table-cell office:value-type="float" office:value="13124.602000000001" table:style-name="ce19">
            <text:p>13,125</text:p>
          </table:table-cell>
          <table:table-cell office:value-type="float" office:value="12769.182000000001" table:style-name="ce20">
            <text:p>12,769</text:p>
          </table:table-cell>
          <table:table-cell office:value-type="float" office:value="11917.921" table:style-name="ce20">
            <text:p>11,918</text:p>
          </table:table-cell>
          <table:table-cell office:value-type="float" office:value="12740.199000000001" table:style-name="ce20">
            <text:p>12,740</text:p>
          </table:table-cell>
          <table:table-cell office:value-type="float" office:value="13285.627" table:style-name="ce20">
            <text:p>13,286</text:p>
          </table:table-cell>
          <table:table-cell office:value-type="float" office:value="13007.832" table:style-name="ce20">
            <text:p>13,008</text:p>
          </table:table-cell>
          <table:table-cell office:value-type="float" office:value="12021.266" table:style-name="ce20">
            <text:p>12,021</text:p>
          </table:table-cell>
          <table:table-cell office:value-type="float" office:value="11697.733" table:style-name="ce20">
            <text:p>11,698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Folkestone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7">
            <text:p>All Thames &amp; Kent</text:p>
          </table:table-cell>
          <table:table-cell office:value-type="float" office:value="14502.593999999999" table:style-name="ce21">
            <text:p>14,503</text:p>
          </table:table-cell>
          <table:table-cell office:value-type="float" office:value="14011.727000000001" table:style-name="ce21">
            <text:p>14,012</text:p>
          </table:table-cell>
          <table:table-cell office:value-type="float" office:value="13246.058999999999" table:style-name="ce21">
            <text:p>13,246</text:p>
          </table:table-cell>
          <table:table-cell office:value-type="float" office:value="13322.632" table:style-name="ce21">
            <text:p>13,323</text:p>
          </table:table-cell>
          <table:table-cell office:value-type="float" office:value="12893.064" table:style-name="ce22">
            <text:p>12,893</text:p>
          </table:table-cell>
          <table:table-cell office:value-type="float" office:value="12017.877" table:style-name="ce22">
            <text:p>12,018</text:p>
          </table:table-cell>
          <table:table-cell office:value-type="float" office:value="12772.945" table:style-name="ce22">
            <text:p>12,773</text:p>
          </table:table-cell>
          <table:table-cell office:value-type="float" office:value="13298.312" table:style-name="ce22">
            <text:p>13,298</text:p>
          </table:table-cell>
          <table:table-cell office:value-type="float" office:value="13022.4" table:style-name="ce22">
            <text:p>13,022</text:p>
          </table:table-cell>
          <table:table-cell office:value-type="float" office:value="12033.964" table:style-name="ce22">
            <text:p>12,034</text:p>
          </table:table-cell>
          <table:table-cell office:value-type="float" office:value="11708.778" table:style-name="ce22">
            <text:p>11,709</text:p>
          </table:table-cell>
          <table:table-cell table:number-columns-repeated="16372" table:style-name="ce6"/>
        </table:table-row>
        <table:table-row table:style-name="ro1">
          <table:table-cell table:style-name="ce23"/>
          <table:table-cell table:number-columns-repeated="7" table:style-name="ce20"/>
          <table:table-cell table:number-columns-repeated="4" table:style-name="ce22"/>
          <table:table-cell table:number-columns-repeated="16372" table:style-name="ce6"/>
        </table:table-row>
        <table:table-row table:style-name="ro1">
          <table:table-cell office:value-type="string" table:style-name="ce17">
            <text:p>South Coast</text:p>
          </table:table-cell>
          <table:table-cell table:number-columns-repeated="7" table:style-name="ce20"/>
          <table:table-cell table:style-name="ce22"/>
          <table:table-cell table:number-columns-repeated="3" table:style-name="ce20"/>
          <table:table-cell table:number-columns-repeated="16372" table:style-name="ce6"/>
        </table:table-row>
        <table:table-row table:style-name="ro1">
          <table:table-cell office:value-type="string" table:style-name="ce18">
            <text:p>Newhaven</text:p>
          </table:table-cell>
          <table:table-cell office:value-type="float" office:value="328.94900000000001" table:style-name="ce19">
            <text:p>329</text:p>
          </table:table-cell>
          <table:table-cell office:value-type="float" office:value="283.935" table:style-name="ce19">
            <text:p>284</text:p>
          </table:table-cell>
          <table:table-cell office:value-type="float" office:value="243.81100000000001" table:style-name="ce19">
            <text:p>244</text:p>
          </table:table-cell>
          <table:table-cell office:value-type="float" office:value="252.89" table:style-name="ce19">
            <text:p>253</text:p>
          </table:table-cell>
          <table:table-cell office:value-type="float" office:value="257.80599999999998" table:style-name="ce19">
            <text:p>258</text:p>
          </table:table-cell>
          <table:table-cell office:value-type="float" office:value="267.13099999999997" table:style-name="ce19">
            <text:p>267</text:p>
          </table:table-cell>
          <table:table-cell office:value-type="float" office:value="276.995" table:style-name="ce20">
            <text:p>277</text:p>
          </table:table-cell>
          <table:table-cell office:value-type="float" office:value="285.58199999999999" table:style-name="ce20">
            <text:p>286</text:p>
          </table:table-cell>
          <table:table-cell office:value-type="float" office:value="398.54700000000003" table:style-name="ce20">
            <text:p>399</text:p>
          </table:table-cell>
          <table:table-cell office:value-type="float" office:value="393.73899999999998" table:style-name="ce20">
            <text:p>394</text:p>
          </table:table-cell>
          <table:table-cell office:value-type="float" office:value="375.209" table:style-name="ce20">
            <text:p>375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Brighto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Portsmouth</text:p>
          </table:table-cell>
          <table:table-cell office:value-type="float" office:value="2084.39" table:style-name="ce19">
            <text:p>2,084</text:p>
          </table:table-cell>
          <table:table-cell office:value-type="float" office:value="2087.4929999999999" table:style-name="ce19">
            <text:p>2,087</text:p>
          </table:table-cell>
          <table:table-cell office:value-type="float" office:value="2139.027" table:style-name="ce19">
            <text:p>2,139</text:p>
          </table:table-cell>
          <table:table-cell office:value-type="float" office:value="2212.4560000000001" table:style-name="ce19">
            <text:p>2,212</text:p>
          </table:table-cell>
          <table:table-cell office:value-type="float" office:value="2065.2040000000002" table:style-name="ce19">
            <text:p>2,065</text:p>
          </table:table-cell>
          <table:table-cell office:value-type="float" office:value="1879.5360000000001" table:style-name="ce19">
            <text:p>1,880</text:p>
          </table:table-cell>
          <table:table-cell office:value-type="float" office:value="1871.191" table:style-name="ce20">
            <text:p>1,871</text:p>
          </table:table-cell>
          <table:table-cell office:value-type="float" office:value="1913.4490000000001" table:style-name="ce20">
            <text:p>1,913</text:p>
          </table:table-cell>
          <table:table-cell office:value-type="float" office:value="1896.4280000000001" table:style-name="ce20">
            <text:p>1,896</text:p>
          </table:table-cell>
          <table:table-cell office:value-type="float" office:value="1920.346" table:style-name="ce20">
            <text:p>1,920</text:p>
          </table:table-cell>
          <table:table-cell office:value-type="float" office:value="1845.4760000000001" table:style-name="ce20">
            <text:p>1,845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Southampton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Poole<text:span text:style-name="T2">2</text:span></text:p>
          </table:table-cell>
          <table:table-cell office:value-type="float" office:value="468.66" table:style-name="ce19">
            <text:p>469</text:p>
          </table:table-cell>
          <table:table-cell office:value-type="float" office:value="474.14600000000002" table:style-name="ce19">
            <text:p>474</text:p>
          </table:table-cell>
          <table:table-cell office:value-type="float" office:value="390.84399999999999" table:style-name="ce19">
            <text:p>391</text:p>
          </table:table-cell>
          <table:table-cell office:value-type="float" office:value="189.434" table:style-name="ce19">
            <text:p>189</text:p>
          </table:table-cell>
          <table:table-cell office:value-type="float" office:value="252.36" table:style-name="ce19">
            <text:p>252</text:p>
          </table:table-cell>
          <table:table-cell office:value-type="float" office:value="131.55500000000001" table:style-name="ce19">
            <text:p>132</text:p>
          </table:table-cell>
          <table:table-cell office:value-type="float" office:value="192.57300000000001" table:style-name="ce20">
            <text:p>193</text:p>
          </table:table-cell>
          <table:table-cell office:value-type="float" office:value="293.71499999999997" table:style-name="ce20">
            <text:p>294</text:p>
          </table:table-cell>
          <table:table-cell office:value-type="float" office:value="193.02699999999999" table:style-name="ce20">
            <text:p>193</text:p>
          </table:table-cell>
          <table:table-cell office:value-type="float" office:value="206.15899999999999" table:style-name="ce20">
            <text:p>206</text:p>
          </table:table-cell>
          <table:table-cell office:value-type="float" office:value="201.59200000000001" table:style-name="ce20">
            <text:p>202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Weymouth<text:span text:style-name="T2">2</text:span></text:p>
          </table:table-cell>
          <table:table-cell office:value-type="float" office:value="18.821000000000002" table:style-name="ce19">
            <text:p>19</text:p>
          </table:table-cell>
          <table:table-cell office:value-type="float" office:value="14.522" table:style-name="ce19">
            <text:p>15</text:p>
          </table:table-cell>
          <table:table-cell office:value-type="float" office:value="10.507" table:style-name="ce19">
            <text:p>11</text:p>
          </table:table-cell>
          <table:table-cell office:value-type="float" office:value="6.9829999999999997" table:style-name="ce19">
            <text:p>7</text:p>
          </table:table-cell>
          <table:table-cell office:value-type="float" office:value="6.6470000000000002" table:style-name="ce19">
            <text:p>7</text:p>
          </table:table-cell>
          <table:table-cell office:value-type="float" office:value="0.51" table:style-name="ce19">
            <text:p>1</text:p>
          </table:table-cell>
          <table:table-cell office:value-type="float" office:value="4.2110000000000003" table:style-name="ce20">
            <text:p>4</text:p>
          </table:table-cell>
          <table:table-cell office:value-type="float" office:value="7.6079999999999997" table:style-name="ce20">
            <text:p>8</text:p>
          </table:table-cell>
          <table:table-cell office:value-type="float" office:value="0.40799999999999997" table:style-name="ce20">
            <text:p>0~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Plymouth</text:p>
          </table:table-cell>
          <table:table-cell office:value-type="float" office:value="575.35900000000004" table:style-name="ce19">
            <text:p>575</text:p>
          </table:table-cell>
          <table:table-cell office:value-type="float" office:value="570.59199999999998" table:style-name="ce19">
            <text:p>571</text:p>
          </table:table-cell>
          <table:table-cell office:value-type="float" office:value="491.38200000000001" table:style-name="ce19">
            <text:p>491</text:p>
          </table:table-cell>
          <table:table-cell office:value-type="float" office:value="483.55399999999997" table:style-name="ce19">
            <text:p>484</text:p>
          </table:table-cell>
          <table:table-cell office:value-type="float" office:value="477.78899999999999" table:style-name="ce19">
            <text:p>478</text:p>
          </table:table-cell>
          <table:table-cell office:value-type="float" office:value="433.416" table:style-name="ce19">
            <text:p>433</text:p>
          </table:table-cell>
          <table:table-cell office:value-type="float" office:value="457.327" table:style-name="ce20">
            <text:p>457</text:p>
          </table:table-cell>
          <table:table-cell office:value-type="float" office:value="437.435" table:style-name="ce20">
            <text:p>437</text:p>
          </table:table-cell>
          <table:table-cell office:value-type="float" office:value="449.16699999999997" table:style-name="ce20">
            <text:p>449</text:p>
          </table:table-cell>
          <table:table-cell office:value-type="float" office:value="440.44799999999998" table:style-name="ce20">
            <text:p>440</text:p>
          </table:table-cell>
          <table:table-cell office:value-type="float" office:value="430.9" table:style-name="ce20">
            <text:p>431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7">
            <text:p>All South Coast</text:p>
          </table:table-cell>
          <table:table-cell office:value-type="float" office:value="3476.1790000000001" table:style-name="ce21">
            <text:p>3,476</text:p>
          </table:table-cell>
          <table:table-cell office:value-type="float" office:value="3430.6880000000001" table:style-name="ce21">
            <text:p>3,431</text:p>
          </table:table-cell>
          <table:table-cell office:value-type="float" office:value="3275.5709999999999" table:style-name="ce21">
            <text:p>3,276</text:p>
          </table:table-cell>
          <table:table-cell office:value-type="float" office:value="3145.317" table:style-name="ce21">
            <text:p>3,145</text:p>
          </table:table-cell>
          <table:table-cell office:value-type="float" office:value="3059.8060000000005" table:style-name="ce21">
            <text:p>3,060</text:p>
          </table:table-cell>
          <table:table-cell office:value-type="float" office:value="2712.1480000000001" table:style-name="ce21">
            <text:p>2,712</text:p>
          </table:table-cell>
          <table:table-cell office:value-type="float" office:value="2802.297" table:style-name="ce22">
            <text:p>2,802</text:p>
          </table:table-cell>
          <table:table-cell office:value-type="float" office:value="2937.7890000000002" table:style-name="ce22">
            <text:p>2,938</text:p>
          </table:table-cell>
          <table:table-cell office:value-type="float" office:value="2937.5770000000002" table:style-name="ce22">
            <text:p>2,938</text:p>
          </table:table-cell>
          <table:table-cell office:value-type="float" office:value="2960.692" table:style-name="ce22">
            <text:p>2,961</text:p>
          </table:table-cell>
          <table:table-cell office:value-type="float" office:value="2853.1770000000001" table:style-name="ce22">
            <text:p>2,853</text:p>
          </table:table-cell>
          <table:table-cell table:number-columns-repeated="16372" table:style-name="ce6"/>
        </table:table-row>
        <table:table-row table:style-name="ro1">
          <table:table-cell table:style-name="ce23"/>
          <table:table-cell table:number-columns-repeated="5" table:style-name="ce22"/>
          <table:table-cell table:number-columns-repeated="2" table:style-name="ce20"/>
          <table:table-cell table:number-columns-repeated="4" table:style-name="ce22"/>
          <table:table-cell table:number-columns-repeated="16372" table:style-name="ce6"/>
        </table:table-row>
        <table:table-row table:style-name="ro1">
          <table:table-cell office:value-type="string" table:style-name="ce17">
            <text:p>West Coast</text:p>
          </table:table-cell>
          <table:table-cell table:number-columns-repeated="7" table:style-name="ce20"/>
          <table:table-cell table:style-name="ce22"/>
          <table:table-cell table:number-columns-repeated="3" table:style-name="ce20"/>
          <table:table-cell table:number-columns-repeated="16372" table:style-name="ce6"/>
        </table:table-row>
        <table:table-row table:style-name="ro1">
          <table:table-cell office:value-type="string" table:style-name="ce18">
            <text:p>Bristol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E-3" table:style-name="ce20">
            <text:p>0~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Swansea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94.100999999999999" table:style-name="ce19">
            <text:p>94</text:p>
          </table:table-cell>
          <table:table-cell office:value-type="float" office:value="59.341999999999999" table:style-name="ce19">
            <text:p>59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Milford Haven</text:p>
          </table:table-cell>
          <table:table-cell office:value-type="float" office:value="379.02" table:style-name="ce19">
            <text:p>379</text:p>
          </table:table-cell>
          <table:table-cell office:value-type="float" office:value="344.98" table:style-name="ce19">
            <text:p>345</text:p>
          </table:table-cell>
          <table:table-cell office:value-type="float" office:value="315.154" table:style-name="ce19">
            <text:p>315</text:p>
          </table:table-cell>
          <table:table-cell office:value-type="float" office:value="324.52" table:style-name="ce19">
            <text:p>325</text:p>
          </table:table-cell>
          <table:table-cell office:value-type="float" office:value="313.16699999999997" table:style-name="ce19">
            <text:p>313</text:p>
          </table:table-cell>
          <table:table-cell office:value-type="float" office:value="328.51499999999999" table:style-name="ce19">
            <text:p>329</text:p>
          </table:table-cell>
          <table:table-cell office:value-type="float" office:value="328.09800000000001" table:style-name="ce20">
            <text:p>328</text:p>
          </table:table-cell>
          <table:table-cell office:value-type="float" office:value="321.75700000000001" table:style-name="ce20">
            <text:p>322</text:p>
          </table:table-cell>
          <table:table-cell office:value-type="float" office:value="334.60300000000001" table:style-name="ce20">
            <text:p>335</text:p>
          </table:table-cell>
          <table:table-cell office:value-type="float" office:value="338.52800000000002" table:style-name="ce20">
            <text:p>339</text:p>
          </table:table-cell>
          <table:table-cell office:value-type="float" office:value="341.02199999999999" table:style-name="ce20">
            <text:p>341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Fishguard</text:p>
          </table:table-cell>
          <table:table-cell office:value-type="float" office:value="597.41600000000005" table:style-name="ce19">
            <text:p>597</text:p>
          </table:table-cell>
          <table:table-cell office:value-type="float" office:value="553.62800000000004" table:style-name="ce19">
            <text:p>554</text:p>
          </table:table-cell>
          <table:table-cell office:value-type="float" office:value="500.642" table:style-name="ce19">
            <text:p>501</text:p>
          </table:table-cell>
          <table:table-cell office:value-type="float" office:value="418.988" table:style-name="ce19">
            <text:p>419</text:p>
          </table:table-cell>
          <table:table-cell office:value-type="float" office:value="409.57499999999999" table:style-name="ce19">
            <text:p>410</text:p>
          </table:table-cell>
          <table:table-cell office:value-type="float" office:value="364.19600000000003" table:style-name="ce19">
            <text:p>364</text:p>
          </table:table-cell>
          <table:table-cell office:value-type="float" office:value="333.08" table:style-name="ce20">
            <text:p>333</text:p>
          </table:table-cell>
          <table:table-cell office:value-type="float" office:value="351.02499999999998" table:style-name="ce20">
            <text:p>351</text:p>
          </table:table-cell>
          <table:table-cell office:value-type="float" office:value="326.82600000000002" table:style-name="ce20">
            <text:p>327</text:p>
          </table:table-cell>
          <table:table-cell office:value-type="float" office:value="298.346" table:style-name="ce20">
            <text:p>298</text:p>
          </table:table-cell>
          <table:table-cell office:value-type="float" office:value="303.24900000000002" table:style-name="ce20">
            <text:p>303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Holyhead</text:p>
          </table:table-cell>
          <table:table-cell office:value-type="float" office:value="2138.1550000000002" table:style-name="ce19">
            <text:p>2,138</text:p>
          </table:table-cell>
          <table:table-cell office:value-type="float" office:value="1996.2239999999999" table:style-name="ce19">
            <text:p>1,996</text:p>
          </table:table-cell>
          <table:table-cell office:value-type="float" office:value="1941.6010000000001" table:style-name="ce19">
            <text:p>1,942</text:p>
          </table:table-cell>
          <table:table-cell office:value-type="float" office:value="2072.6860000000001" table:style-name="ce19">
            <text:p>2,073</text:p>
          </table:table-cell>
          <table:table-cell office:value-type="float" office:value="2019.731" table:style-name="ce19">
            <text:p>2,020</text:p>
          </table:table-cell>
          <table:table-cell office:value-type="float" office:value="1897.92" table:style-name="ce19">
            <text:p>1,898</text:p>
          </table:table-cell>
          <table:table-cell office:value-type="float" office:value="1953.5809999999999" table:style-name="ce20">
            <text:p>1,954</text:p>
          </table:table-cell>
          <table:table-cell office:value-type="float" office:value="2013.4670000000001" table:style-name="ce20">
            <text:p>2,013</text:p>
          </table:table-cell>
          <table:table-cell office:value-type="float" office:value="1970.316" table:style-name="ce20">
            <text:p>1,970</text:p>
          </table:table-cell>
          <table:table-cell office:value-type="float" office:value="1926.675" table:style-name="ce20">
            <text:p>1,927</text:p>
          </table:table-cell>
          <table:table-cell office:value-type="float" office:value="1920.4179999999999" table:style-name="ce20">
            <text:p>1,92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Mostyn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Liverpool</text:p>
          </table:table-cell>
          <table:table-cell office:value-type="float" office:value="173.321" table:style-name="ce19">
            <text:p>173</text:p>
          </table:table-cell>
          <table:table-cell office:value-type="float" office:value="172.14699999999999" table:style-name="ce19">
            <text:p>172</text:p>
          </table:table-cell>
          <table:table-cell office:value-type="float" office:value="170.96700000000001" table:style-name="ce19">
            <text:p>171</text:p>
          </table:table-cell>
          <table:table-cell office:value-type="float" office:value="189.51400000000001" table:style-name="ce19">
            <text:p>190</text:p>
          </table:table-cell>
          <table:table-cell office:value-type="float" office:value="117.539" table:style-name="ce19">
            <text:p>118</text:p>
          </table:table-cell>
          <table:table-cell office:value-type="float" office:value="121.29900000000001" table:style-name="ce19">
            <text:p>121</text:p>
          </table:table-cell>
          <table:table-cell office:value-type="float" office:value="119.545" table:style-name="ce20">
            <text:p>120</text:p>
          </table:table-cell>
          <table:table-cell office:value-type="float" office:value="123.521" table:style-name="ce20">
            <text:p>124</text:p>
          </table:table-cell>
          <table:table-cell office:value-type="float" office:value="121.23699999999999" table:style-name="ce20">
            <text:p>121</text:p>
          </table:table-cell>
          <table:table-cell office:value-type="float" office:value="126.337" table:style-name="ce20">
            <text:p>126</text:p>
          </table:table-cell>
          <table:table-cell office:value-type="float" office:value="121.10599999999999" table:style-name="ce20">
            <text:p>121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Fleetwood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Glasgow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Other ports</text:p>
          </table:table-cell>
          <table:table-cell office:value-type="float" office:value="3.1349999999999998" table:style-name="ce19">
            <text:p>3</text:p>
          </table:table-cell>
          <table:table-cell office:value-type="float" office:value="2.1309999999999998" table:style-name="ce19">
            <text:p>2</text:p>
          </table:table-cell>
          <table:table-cell office:value-type="float" office:value="1.365" table:style-name="ce19">
            <text:p>1</text:p>
          </table:table-cell>
          <table:table-cell office:value-type="float" office:value="2.3460000000000001" table:style-name="ce19">
            <text:p>2</text:p>
          </table:table-cell>
          <table:table-cell office:value-type="float" office:value="1.712" table:style-name="ce19">
            <text:p>2</text:p>
          </table:table-cell>
          <table:table-cell office:value-type="float" office:value="1.0980000000000001" table:style-name="ce19">
            <text:p>1</text:p>
          </table:table-cell>
          <table:table-cell office:value-type="float" office:value="0.79400000000000004" table:style-name="ce20">
            <text:p>1</text:p>
          </table:table-cell>
          <table:table-cell office:value-type="float" office:value="1.41" table:style-name="ce20">
            <text:p>1</text:p>
          </table:table-cell>
          <table:table-cell office:value-type="float" office:value="1.6759999999999999" table:style-name="ce20">
            <text:p>2</text:p>
          </table:table-cell>
          <table:table-cell office:value-type="float" office:value="1.6839999999999999" table:style-name="ce20">
            <text:p>2</text:p>
          </table:table-cell>
          <table:table-cell office:value-type="float" office:value="2.3809999999999998" table:style-name="ce20">
            <text:p>2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23">
            <text:p>All West Coast</text:p>
          </table:table-cell>
          <table:table-cell office:value-type="float" office:value="3291.23" table:style-name="ce21">
            <text:p>3,291</text:p>
          </table:table-cell>
          <table:table-cell office:value-type="float" office:value="3069.11" table:style-name="ce21">
            <text:p>3,069</text:p>
          </table:table-cell>
          <table:table-cell office:value-type="float" office:value="2929.7289999999998" table:style-name="ce21">
            <text:p>2,930</text:p>
          </table:table-cell>
          <table:table-cell office:value-type="float" office:value="3102.1550000000002" table:style-name="ce21">
            <text:p>3,102</text:p>
          </table:table-cell>
          <table:table-cell office:value-type="float" office:value="2921.0659999999998" table:style-name="ce21">
            <text:p>2,921</text:p>
          </table:table-cell>
          <table:table-cell office:value-type="float" office:value="2713.0279999999998" table:style-name="ce21">
            <text:p>2,713</text:p>
          </table:table-cell>
          <table:table-cell office:value-type="float" office:value="2735.098" table:style-name="ce21">
            <text:p>2,735</text:p>
          </table:table-cell>
          <table:table-cell office:value-type="float" office:value="2811.18" table:style-name="ce22">
            <text:p>2,811</text:p>
          </table:table-cell>
          <table:table-cell office:value-type="float" office:value="2754.6579999999999" table:style-name="ce22">
            <text:p>2,755</text:p>
          </table:table-cell>
          <table:table-cell office:value-type="float" office:value="2691.5720000000001" table:style-name="ce22">
            <text:p>2,692</text:p>
          </table:table-cell>
          <table:table-cell office:value-type="float" office:value="2688.1759999999999" table:style-name="ce22">
            <text:p>2,688</text:p>
          </table:table-cell>
          <table:table-cell table:number-columns-repeated="16372" table:style-name="ce6"/>
        </table:table-row>
        <table:table-row table:style-name="ro1">
          <table:table-cell table:style-name="ce23"/>
          <table:table-cell table:number-columns-repeated="7" table:style-name="ce20"/>
          <table:table-cell table:style-name="ce22"/>
          <table:table-cell table:number-columns-repeated="3" table:style-name="ce20"/>
          <table:table-cell table:number-columns-repeated="16372" table:style-name="ce6"/>
        </table:table-row>
        <table:table-row table:style-name="ro1">
          <table:table-cell office:value-type="string" table:style-name="ce17">
            <text:p>East Coast</text:p>
          </table:table-cell>
          <table:table-cell table:number-columns-repeated="7" table:style-name="ce20"/>
          <table:table-cell table:style-name="ce22"/>
          <table:table-cell table:number-columns-repeated="3" table:style-name="ce20"/>
          <table:table-cell table:number-columns-repeated="16372" table:style-name="ce6"/>
        </table:table-row>
        <table:table-row table:style-name="ro1">
          <table:table-cell office:value-type="string" table:style-name="ce18">
            <text:p>Lerwick</text:p>
          </table:table-cell>
          <table:table-cell office:value-type="float" office:value="0.876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Forth</text:p>
          </table:table-cell>
          <table:table-cell office:value-type="float" office:value="110.461" table:style-name="ce19">
            <text:p>110</text:p>
          </table:table-cell>
          <table:table-cell office:value-type="float" office:value="74.108000000000004" table:style-name="ce19">
            <text:p>74</text:p>
          </table:table-cell>
          <table:table-cell office:value-type="float" office:value="31.12" table:style-name="ce19">
            <text:p>31</text:p>
          </table:table-cell>
          <table:table-cell office:value-type="float" office:value="54.015999999999998" table:style-name="ce19">
            <text:p>54</text:p>
          </table:table-cell>
          <table:table-cell office:value-type="float" office:value="0.5149999999999999" table:style-name="ce20">
            <text:p>1</text:p>
          </table:table-cell>
          <table:table-cell office:value-type="float" office:value="0.64500000000000002" table:style-name="ce20">
            <text:p>1</text:p>
          </table:table-cell>
          <table:table-cell office:value-type="float" office:value="0.6160000000000001" table:style-name="ce20">
            <text:p>1</text:p>
          </table:table-cell>
          <table:table-cell office:value-type="float" office:value="0.62" table:style-name="ce20">
            <text:p>1</text:p>
          </table:table-cell>
          <table:table-cell office:value-type="float" office:value="0.53800000000000003" table:style-name="ce20">
            <text:p>1</text:p>
          </table:table-cell>
          <table:table-cell office:value-type="float" office:value="0.72099999999999997" table:style-name="ce20">
            <text:p>1</text:p>
          </table:table-cell>
          <table:table-cell office:value-type="float" office:value="0.41099999999999998" table:style-name="ce20">
            <text:p>0~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Tyne</text:p>
          </table:table-cell>
          <table:table-cell office:value-type="float" office:value="638.12" table:style-name="ce19">
            <text:p>638</text:p>
          </table:table-cell>
          <table:table-cell office:value-type="float" office:value="594.51900000000001" table:style-name="ce19">
            <text:p>595</text:p>
          </table:table-cell>
          <table:table-cell office:value-type="float" office:value="536.35900000000004" table:style-name="ce19">
            <text:p>536</text:p>
          </table:table-cell>
          <table:table-cell office:value-type="float" office:value="603.51" table:style-name="ce19">
            <text:p>604</text:p>
          </table:table-cell>
          <table:table-cell office:value-type="float" office:value="606.45299999999997" table:style-name="ce20">
            <text:p>606</text:p>
          </table:table-cell>
          <table:table-cell office:value-type="float" office:value="579.40499999999997" table:style-name="ce20">
            <text:p>579</text:p>
          </table:table-cell>
          <table:table-cell office:value-type="float" office:value="556.29" table:style-name="ce20">
            <text:p>556</text:p>
          </table:table-cell>
          <table:table-cell office:value-type="float" office:value="567.10500000000002" table:style-name="ce20">
            <text:p>567</text:p>
          </table:table-cell>
          <table:table-cell office:value-type="float" office:value="586.78700000000003" table:style-name="ce20">
            <text:p>587</text:p>
          </table:table-cell>
          <table:table-cell office:value-type="float" office:value="583.57600000000002" table:style-name="ce20">
            <text:p>584</text:p>
          </table:table-cell>
          <table:table-cell office:value-type="float" office:value="595.91499999999996" table:style-name="ce20">
            <text:p>596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Hull</text:p>
          </table:table-cell>
          <table:table-cell office:value-type="float" office:value="1010.299" table:style-name="ce19">
            <text:p>1,010</text:p>
          </table:table-cell>
          <table:table-cell office:value-type="float" office:value="965.596" table:style-name="ce19">
            <text:p>966</text:p>
          </table:table-cell>
          <table:table-cell office:value-type="float" office:value="936.13900000000001" table:style-name="ce19">
            <text:p>936</text:p>
          </table:table-cell>
          <table:table-cell office:value-type="float" office:value="950.09" table:style-name="ce19">
            <text:p>950</text:p>
          </table:table-cell>
          <table:table-cell office:value-type="float" office:value="970.47799999999995" table:style-name="ce20">
            <text:p>970</text:p>
          </table:table-cell>
          <table:table-cell office:value-type="float" office:value="946.87599999999998" table:style-name="ce20">
            <text:p>947</text:p>
          </table:table-cell>
          <table:table-cell office:value-type="float" office:value="876.17600000000004" table:style-name="ce20">
            <text:p>876</text:p>
          </table:table-cell>
          <table:table-cell office:value-type="float" office:value="928.53399999999999" table:style-name="ce20">
            <text:p>929</text:p>
          </table:table-cell>
          <table:table-cell office:value-type="float" office:value="894.66" table:style-name="ce20">
            <text:p>895</text:p>
          </table:table-cell>
          <table:table-cell office:value-type="float" office:value="871.72" table:style-name="ce20">
            <text:p>872</text:p>
          </table:table-cell>
          <table:table-cell office:value-type="float" office:value="837.92899999999997" table:style-name="ce20">
            <text:p>838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Grimsby &amp; Immingham</text:p>
          </table:table-cell>
          <table:table-cell office:value-type="float" office:value="62.703000000000003" table:style-name="ce19">
            <text:p>63</text:p>
          </table:table-cell>
          <table:table-cell office:value-type="float" office:value="80.876000000000005" table:style-name="ce19">
            <text:p>81</text:p>
          </table:table-cell>
          <table:table-cell office:value-type="float" office:value="71.006" table:style-name="ce19">
            <text:p>71</text:p>
          </table:table-cell>
          <table:table-cell office:value-type="float" office:value="73.396000000000001" table:style-name="ce19">
            <text:p>73</text:p>
          </table:table-cell>
          <table:table-cell office:value-type="float" office:value="68.680000000000007" table:style-name="ce20">
            <text:p>69</text:p>
          </table:table-cell>
          <table:table-cell office:value-type="float" office:value="82.716999999999999" table:style-name="ce20">
            <text:p>83</text:p>
          </table:table-cell>
          <table:table-cell office:value-type="float" office:value="82.62299999999999" table:style-name="ce20">
            <text:p>83</text:p>
          </table:table-cell>
          <table:table-cell office:value-type="float" office:value="89.368000000000009" table:style-name="ce20">
            <text:p>89</text:p>
          </table:table-cell>
          <table:table-cell office:value-type="float" office:value="94.389999999999986" table:style-name="ce20">
            <text:p>94</text:p>
          </table:table-cell>
          <table:table-cell office:value-type="float" office:value="95.629000000000005" table:style-name="ce20">
            <text:p>96</text:p>
          </table:table-cell>
          <table:table-cell office:value-type="float" office:value="96.98" table:style-name="ce20">
            <text:p>97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Great Yarmouth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Ipswich</text:p>
          </table:table-cell>
          <table:table-cell office:value-type="float" office:value="4.1340000000000003" table:style-name="ce19">
            <text:p>4</text:p>
          </table:table-cell>
          <table:table-cell office:value-type="float" office:value="2.016" table:style-name="ce19">
            <text:p>2</text:p>
          </table:table-cell>
          <table:table-cell office:value-type="float" office:value="3.843" table:style-name="ce19">
            <text:p>4</text:p>
          </table:table-cell>
          <table:table-cell office:value-type="float" office:value="2.2509999999999999" table:style-name="ce19">
            <text:p>2</text:p>
          </table:table-cell>
          <table:table-cell office:value-type="float" office:value="1.48" table:style-name="ce20">
            <text:p>1</text:p>
          </table:table-cell>
          <table:table-cell office:value-type="float" office:value="2.59" table:style-name="ce20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Felixstowe</text:p>
          </table:table-cell>
          <table:table-cell office:value-type="float" office:value="14.590999999999999" table:style-name="ce19">
            <text:p>15</text:p>
          </table:table-cell>
          <table:table-cell office:value-type="float" office:value="14.606" table:style-name="ce19">
            <text:p>15</text:p>
          </table:table-cell>
          <table:table-cell office:value-type="float" office:value="8.8379999999999992" table:style-name="ce19">
            <text:p>9</text:p>
          </table:table-cell>
          <table:table-cell office:value-type="float" office:value="7.5439999999999996" table:style-name="ce19">
            <text:p>8</text:p>
          </table:table-cell>
          <table:table-cell office:value-type="float" office:value="6.1840000000000002" table:style-name="ce20">
            <text:p>6</text:p>
          </table:table-cell>
          <table:table-cell office:value-type="float" office:value="5.6769999999999996" table:style-name="ce20">
            <text:p>6</text:p>
          </table:table-cell>
          <table:table-cell office:value-type="float" office:value="7.0990000000000002" table:style-name="ce20">
            <text:p>7</text:p>
          </table:table-cell>
          <table:table-cell office:value-type="float" office:value="8.7140000000000004" table:style-name="ce20">
            <text:p>9</text:p>
          </table:table-cell>
          <table:table-cell office:value-type="float" office:value="10.004999999999999" table:style-name="ce20">
            <text:p>10</text:p>
          </table:table-cell>
          <table:table-cell office:value-type="float" office:value="11.117000000000001" table:style-name="ce20">
            <text:p>11</text:p>
          </table:table-cell>
          <table:table-cell office:value-type="float" office:value="11.297000000000001" table:style-name="ce20">
            <text:p>11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Harwich</text:p>
          </table:table-cell>
          <table:table-cell office:value-type="float" office:value="552.77599999999995" table:style-name="ce19">
            <text:p>553</text:p>
          </table:table-cell>
          <table:table-cell office:value-type="float" office:value="593.15599999999995" table:style-name="ce19">
            <text:p>593</text:p>
          </table:table-cell>
          <table:table-cell office:value-type="float" office:value="585.00900000000001" table:style-name="ce19">
            <text:p>585</text:p>
          </table:table-cell>
          <table:table-cell office:value-type="float" office:value="620.17100000000005" table:style-name="ce19">
            <text:p>620</text:p>
          </table:table-cell>
          <table:table-cell office:value-type="float" office:value="606.32899999999995" table:style-name="ce20">
            <text:p>606</text:p>
          </table:table-cell>
          <table:table-cell office:value-type="float" office:value="615.45699999999999" table:style-name="ce20">
            <text:p>615</text:p>
          </table:table-cell>
          <table:table-cell office:value-type="float" office:value="653.98" table:style-name="ce20">
            <text:p>654</text:p>
          </table:table-cell>
          <table:table-cell office:value-type="float" office:value="672.46199999999999" table:style-name="ce20">
            <text:p>672</text:p>
          </table:table-cell>
          <table:table-cell office:value-type="float" office:value="699.46600000000001" table:style-name="ce20">
            <text:p>699</text:p>
          </table:table-cell>
          <table:table-cell office:value-type="float" office:value="706.26800000000003" table:style-name="ce20">
            <text:p>706</text:p>
          </table:table-cell>
          <table:table-cell office:value-type="float" office:value="667.04499999999996" table:style-name="ce20">
            <text:p>667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Other ports</text:p>
          </table:table-cell>
          <table:table-cell office:value-type="float" office:value="3.6880000000000002" table:style-name="ce19">
            <text:p>4</text:p>
          </table:table-cell>
          <table:table-cell office:value-type="float" office:value="3.7759999999999998" table:style-name="ce19">
            <text:p>4</text:p>
          </table:table-cell>
          <table:table-cell office:value-type="float" office:value="2.5670000000000002" table:style-name="ce19">
            <text:p>3</text:p>
          </table:table-cell>
          <table:table-cell office:value-type="float" office:value="2.0979999999999999" table:style-name="ce19">
            <text:p>2</text:p>
          </table:table-cell>
          <table:table-cell office:value-type="float" office:value="3.7869999999999999" table:style-name="ce20">
            <text:p>4</text:p>
          </table:table-cell>
          <table:table-cell office:value-type="float" office:value="2.54" table:style-name="ce20">
            <text:p>3</text:p>
          </table:table-cell>
          <table:table-cell office:value-type="float" office:value="2.323" table:style-name="ce20">
            <text:p>2</text:p>
          </table:table-cell>
          <table:table-cell office:value-type="float" office:value="3.0470000000000002" table:style-name="ce20">
            <text:p>3</text:p>
          </table:table-cell>
          <table:table-cell office:value-type="float" office:value="4.3769999999999998" table:style-name="ce20">
            <text:p>4</text:p>
          </table:table-cell>
          <table:table-cell office:value-type="float" office:value="4.0570000000000004" table:style-name="ce20">
            <text:p>4</text:p>
          </table:table-cell>
          <table:table-cell office:value-type="float" office:value="3.0019999999999998" table:style-name="ce20">
            <text:p>3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23">
            <text:p>All East Coast</text:p>
          </table:table-cell>
          <table:table-cell office:value-type="float" office:value="2397.6480000000001" table:style-name="ce21">
            <text:p>2,398</text:p>
          </table:table-cell>
          <table:table-cell office:value-type="float" office:value="2328.6529999999998" table:style-name="ce21">
            <text:p>2,329</text:p>
          </table:table-cell>
          <table:table-cell office:value-type="float" office:value="2174.8809999999999" table:style-name="ce21">
            <text:p>2,175</text:p>
          </table:table-cell>
          <table:table-cell office:value-type="float" office:value="2313.076" table:style-name="ce22">
            <text:p>2,313</text:p>
          </table:table-cell>
          <table:table-cell office:value-type="float" office:value="2263.9059999999995" table:style-name="ce22">
            <text:p>2,264</text:p>
          </table:table-cell>
          <table:table-cell office:value-type="float" office:value="2235.9069999999997" table:style-name="ce22">
            <text:p>2,236</text:p>
          </table:table-cell>
          <table:table-cell office:value-type="float" office:value="2179.1069999999995" table:style-name="ce22">
            <text:p>2,179</text:p>
          </table:table-cell>
          <table:table-cell office:value-type="float" office:value="2269.85" table:style-name="ce22">
            <text:p>2,270</text:p>
          </table:table-cell>
          <table:table-cell office:value-type="float" office:value="2290.223" table:style-name="ce22">
            <text:p>2,290</text:p>
          </table:table-cell>
          <table:table-cell office:value-type="float" office:value="2273.0880000000002" table:style-name="ce22">
            <text:p>2,273</text:p>
          </table:table-cell>
          <table:table-cell office:value-type="float" office:value="2212.5790000000002" table:style-name="ce22">
            <text:p>2,213</text:p>
          </table:table-cell>
          <table:table-cell table:number-columns-repeated="16372" table:style-name="ce6"/>
        </table:table-row>
        <table:table-row table:style-name="ro1">
          <table:table-cell table:style-name="ce23"/>
          <table:table-cell table:number-columns-repeated="11" table:style-name="ce20"/>
          <table:table-cell table:number-columns-repeated="16372" table:style-name="ce6"/>
        </table:table-row>
        <table:table-row table:style-name="ro1">
          <table:table-cell office:value-type="string" table:style-name="ce17">
            <text:p>All Short Sea Routes</text:p>
          </table:table-cell>
          <table:table-cell office:value-type="float" office:value="23667.651000000002" table:style-name="ce21">
            <text:p>23,668</text:p>
          </table:table-cell>
          <table:table-cell office:value-type="float" office:value="22840.178" table:style-name="ce21">
            <text:p>22,840</text:p>
          </table:table-cell>
          <table:table-cell office:value-type="float" office:value="21626.240000000002" table:style-name="ce21">
            <text:p>21,626</text:p>
          </table:table-cell>
          <table:table-cell office:value-type="float" office:value="21883.18" table:style-name="ce21">
            <text:p>21,883</text:p>
          </table:table-cell>
          <table:table-cell office:value-type="float" office:value="21137.842000000001" table:style-name="ce21">
            <text:p>21,138</text:p>
          </table:table-cell>
          <table:table-cell office:value-type="float" office:value="19678.96" table:style-name="ce21">
            <text:p>19,679</text:p>
          </table:table-cell>
          <table:table-cell office:value-type="float" office:value="20489.447" table:style-name="ce21">
            <text:p>20,489</text:p>
          </table:table-cell>
          <table:table-cell office:value-type="float" office:value="21317.131000000001" table:style-name="ce21">
            <text:p>21,317</text:p>
          </table:table-cell>
          <table:table-cell office:value-type="float" office:value="21004.858" table:style-name="ce22">
            <text:p>21,005</text:p>
          </table:table-cell>
          <table:table-cell office:value-type="float" office:value="19959.315999999999" table:style-name="ce22">
            <text:p>19,959</text:p>
          </table:table-cell>
          <table:table-cell office:value-type="float" office:value="19462.71" table:style-name="ce22">
            <text:p>19,463</text:p>
          </table:table-cell>
          <table:table-cell table:number-columns-repeated="16372" table:style-name="ce6"/>
        </table:table-row>
        <table:table-row table:style-name="ro1">
          <table:table-cell table:style-name="ce17"/>
          <table:table-cell table:number-columns-repeated="3" table:style-name="ce21"/>
          <table:table-cell table:number-columns-repeated="4" table:style-name="ce24"/>
          <table:table-cell table:number-columns-repeated="4" table:style-name="ce22"/>
          <table:table-cell table:number-columns-repeated="16372" table:style-name="ce6"/>
        </table:table-row>
        <table:table-row table:style-name="ro1">
          <table:table-cell office:value-type="string" table:style-name="ce17">
            <text:p>All Long Sea Journey Passengers<text:span text:style-name="T1">4</text:span></text:p>
          </table:table-cell>
          <table:table-cell office:value-type="float" office:value="76.174999999999997" table:style-name="ce21">
            <text:p>76</text:p>
          </table:table-cell>
          <table:table-cell office:value-type="float" office:value="81.731999999999999" table:style-name="ce21">
            <text:p>82</text:p>
          </table:table-cell>
          <table:table-cell office:value-type="float" office:value="69.733000000000004" table:style-name="ce21">
            <text:p>70</text:p>
          </table:table-cell>
          <table:table-cell office:value-type="float" office:value="65.477999999999994" table:style-name="ce21">
            <text:p>65</text:p>
          </table:table-cell>
          <table:table-cell office:value-type="float" office:value="43.588999999999999" table:style-name="ce25">
            <text:p>44</text:p>
          </table:table-cell>
          <table:table-cell office:value-type="float" office:value="44.853999999999999" table:style-name="ce25">
            <text:p>45</text:p>
          </table:table-cell>
          <table:table-cell office:value-type="float" office:value="57.170999999999999" table:style-name="ce22">
            <text:p>57</text:p>
          </table:table-cell>
          <table:table-cell office:value-type="float" office:value="83.769000000000005" table:style-name="ce22">
            <text:p>84</text:p>
          </table:table-cell>
          <table:table-cell office:value-type="float" office:value="53.487000000000002" table:style-name="ce22">
            <text:p>53</text:p>
          </table:table-cell>
          <table:table-cell office:value-type="float" office:value="59.47" table:style-name="ce22">
            <text:p>59</text:p>
          </table:table-cell>
          <table:table-cell office:value-type="float" office:value="87.489000000000004" table:style-name="ce22">
            <text:p>87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26">
            <text:p>Cruise Passengers<text:span text:style-name="T1">3,4</text:span></text:p>
          </table:table-cell>
          <table:table-cell table:number-columns-repeated="2" table:style-name="ce25"/>
          <table:table-cell table:number-columns-repeated="3" table:style-name="ce27"/>
          <table:table-cell table:number-columns-repeated="6" table:style-name="ce22"/>
          <table:table-cell table:number-columns-repeated="16372" table:style-name="ce6"/>
        </table:table-row>
        <table:table-row table:style-name="ro1">
          <table:table-cell office:value-type="string" table:style-name="ce18">
            <text:p><text:s text:c="6"/>Southampton</text:p>
          </table:table-cell>
          <table:table-cell office:value-type="float" office:value="709.87099999999998" table:style-name="ce19">
            <text:p>710</text:p>
          </table:table-cell>
          <table:table-cell office:value-type="float" office:value="883.96500000000003" table:style-name="ce19">
            <text:p>884</text:p>
          </table:table-cell>
          <table:table-cell office:value-type="float" office:value="917.72900000000004" table:style-name="ce19">
            <text:p>918</text:p>
          </table:table-cell>
          <table:table-cell office:value-type="float" office:value="1160.23" table:style-name="ce19">
            <text:p>1,160</text:p>
          </table:table-cell>
          <table:table-cell office:value-type="float" office:value="1370.462" table:style-name="ce19">
            <text:p>1,370</text:p>
          </table:table-cell>
          <table:table-cell office:value-type="float" office:value="1481.5530000000001" table:style-name="ce20">
            <text:p>1,482</text:p>
          </table:table-cell>
          <table:table-cell office:value-type="float" office:value="1461.71" table:style-name="ce19">
            <text:p>1,462</text:p>
          </table:table-cell>
          <table:table-cell office:value-type="float" office:value="1403.855" table:style-name="ce20">
            <text:p>1,404</text:p>
          </table:table-cell>
          <table:table-cell office:value-type="float" office:value="1581.221" table:style-name="ce20">
            <text:p>1,581</text:p>
          </table:table-cell>
          <table:table-cell office:value-type="float" office:value="1603.0340000000001" table:style-name="ce20">
            <text:p>1,603</text:p>
          </table:table-cell>
          <table:table-cell office:value-type="float" office:value="1647.6509999999998" table:style-name="ce20">
            <text:p>1,648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<text:s text:c="6"/>Dover</text:p>
          </table:table-cell>
          <table:table-cell office:value-type="float" office:value="174.595" table:style-name="ce19">
            <text:p>175</text:p>
          </table:table-cell>
          <table:table-cell office:value-type="float" office:value="222.566" table:style-name="ce19">
            <text:p>223</text:p>
          </table:table-cell>
          <table:table-cell office:value-type="float" office:value="197.71600000000001" table:style-name="ce19">
            <text:p>198</text:p>
          </table:table-cell>
          <table:table-cell office:value-type="float" office:value="237.20500000000001" table:style-name="ce19">
            <text:p>237</text:p>
          </table:table-cell>
          <table:table-cell office:value-type="float" office:value="144.43" table:style-name="ce19">
            <text:p>144</text:p>
          </table:table-cell>
          <table:table-cell office:value-type="float" office:value="117.75700000000001" table:style-name="ce20">
            <text:p>118</text:p>
          </table:table-cell>
          <table:table-cell office:value-type="float" office:value="158.22900000000001" table:style-name="ce19">
            <text:p>158</text:p>
          </table:table-cell>
          <table:table-cell office:value-type="float" office:value="95.397000000000006" table:style-name="ce20">
            <text:p>95</text:p>
          </table:table-cell>
          <table:table-cell office:value-type="float" office:value="73.930000000000007" table:style-name="ce20">
            <text:p>74</text:p>
          </table:table-cell>
          <table:table-cell office:value-type="float" office:value="55.698" table:style-name="ce20">
            <text:p>56</text:p>
          </table:table-cell>
          <table:table-cell office:value-type="float" office:value="64.646999999999991" table:style-name="ce20">
            <text:p>65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<text:s text:c="6"/>Harwich<text:span text:style-name="T2">5</text:span></text:p>
          </table:table-cell>
          <table:table-cell office:value-type="float" office:value="101.902" table:style-name="ce19">
            <text:p>102</text:p>
          </table:table-cell>
          <table:table-cell office:value-type="float" office:value="122.324" table:style-name="ce19">
            <text:p>122</text:p>
          </table:table-cell>
          <table:table-cell office:value-type="float" office:value="119.32599999999999" table:style-name="ce19">
            <text:p>119</text:p>
          </table:table-cell>
          <table:table-cell office:value-type="float" office:value="56.555999999999997" table:style-name="ce19">
            <text:p>57</text:p>
          </table:table-cell>
          <table:table-cell office:value-type="float" office:value="53.024999999999999" table:style-name="ce28">
            <text:p>53</text:p>
          </table:table-cell>
          <table:table-cell office:value-type="float" office:value="52.533000000000001" table:style-name="ce20">
            <text:p>53</text:p>
          </table:table-cell>
          <table:table-cell office:value-type="float" office:value="134.32400000000001" table:style-name="ce19">
            <text:p>134</text:p>
          </table:table-cell>
          <table:table-cell office:value-type="float" office:value="120.075" table:style-name="ce20">
            <text:p>120</text:p>
          </table:table-cell>
          <table:table-cell office:value-type="float" office:value="91.376999999999995" table:style-name="ce20">
            <text:p>91</text:p>
          </table:table-cell>
          <table:table-cell office:value-type="float" office:value="6.3390000000000004" table:style-name="ce20">
            <text:p>6</text:p>
          </table:table-cell>
          <table:table-cell office:value-type="float" office:value="2.843" table:style-name="ce20">
            <text:p>3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8">
            <text:p><text:s text:c="6"/>Other ports</text:p>
          </table:table-cell>
          <table:table-cell office:value-type="float" office:value="69.349000000000004" table:style-name="ce19">
            <text:p>69</text:p>
          </table:table-cell>
          <table:table-cell office:value-type="float" office:value="103.42400000000001" table:style-name="ce19">
            <text:p>103</text:p>
          </table:table-cell>
          <table:table-cell office:value-type="float" office:value="97.207999999999998" table:style-name="ce19">
            <text:p>97</text:p>
          </table:table-cell>
          <table:table-cell office:value-type="float" office:value="92.911000000000001" table:style-name="ce19">
            <text:p>93</text:p>
          </table:table-cell>
          <table:table-cell office:value-type="float" office:value="93.39" table:style-name="ce28">
            <text:p>93</text:p>
          </table:table-cell>
          <table:table-cell office:value-type="float" office:value="72.385000000000005" table:style-name="ce20">
            <text:p>72</text:p>
          </table:table-cell>
          <table:table-cell office:value-type="float" office:value="128.84800000000001" table:style-name="ce19">
            <text:p>129</text:p>
          </table:table-cell>
          <table:table-cell office:value-type="float" office:value="156.69400000000002" table:style-name="ce20">
            <text:p>157</text:p>
          </table:table-cell>
          <table:table-cell office:value-type="float" office:value="148.91800000000001" table:style-name="ce20">
            <text:p>149</text:p>
          </table:table-cell>
          <table:table-cell office:value-type="float" office:value="174.47399999999993" table:style-name="ce20">
            <text:p>174</text:p>
          </table:table-cell>
          <table:table-cell office:value-type="float" office:value="203.50700000000006" table:style-name="ce20">
            <text:p>204</text:p>
          </table:table-cell>
          <table:table-cell table:number-columns-repeated="16372" table:style-name="ce6"/>
        </table:table-row>
        <table:table-row table:style-name="ro1">
          <table:table-cell office:value-type="string" table:style-name="ce17">
            <text:p>All Cruise Passengers</text:p>
          </table:table-cell>
          <table:table-cell office:value-type="float" office:value="1055.7170000000001" table:style-name="ce21">
            <text:p>1,056</text:p>
          </table:table-cell>
          <table:table-cell office:value-type="float" office:value="1332.279" table:style-name="ce21">
            <text:p>1,332</text:p>
          </table:table-cell>
          <table:table-cell office:value-type="float" office:value="1331.979" table:style-name="ce21">
            <text:p>1,332</text:p>
          </table:table-cell>
          <table:table-cell office:value-type="float" office:value="1546.902" table:style-name="ce21">
            <text:p>1,547</text:p>
          </table:table-cell>
          <table:table-cell office:value-type="float" office:value="1661.307" table:style-name="ce25">
            <text:p>1,661</text:p>
          </table:table-cell>
          <table:table-cell office:value-type="float" office:value="1724.2280000000001" table:style-name="ce22">
            <text:p>1,724</text:p>
          </table:table-cell>
          <table:table-cell office:value-type="float" office:value="1883.1110000000001" table:style-name="ce21">
            <text:p>1,883</text:p>
          </table:table-cell>
          <table:table-cell office:value-type="float" office:value="1776.0210000000002" table:style-name="ce22">
            <text:p>1,776</text:p>
          </table:table-cell>
          <table:table-cell office:value-type="float" office:value="1895.4459999999999" table:style-name="ce22">
            <text:p>1,895</text:p>
          </table:table-cell>
          <table:table-cell office:value-type="float" office:value="1839.5450000000001" table:style-name="ce22">
            <text:p>1,840</text:p>
          </table:table-cell>
          <table:table-cell office:value-type="float" office:value="1918.6479999999999" table:style-name="ce22">
            <text:p>1,919</text:p>
          </table:table-cell>
          <table:table-cell table:number-columns-repeated="16372" table:style-name="ce6"/>
        </table:table-row>
        <table:table-row table:style-name="ro1">
          <table:table-cell table:style-name="ce18"/>
          <table:table-cell table:number-columns-repeated="8" table:style-name="ce19"/>
          <table:table-cell table:number-columns-repeated="3" table:style-name="ce29"/>
          <table:table-cell table:number-columns-repeated="16372" table:style-name="ce6"/>
        </table:table-row>
        <table:table-row table:style-name="ro3">
          <table:table-cell office:value-type="string" table:style-name="ce30">
            <text:p>All International Passengers</text:p>
          </table:table-cell>
          <table:table-cell office:value-type="float" office:value="24799.543000000001" table:style-name="ce31">
            <text:p>24,800</text:p>
          </table:table-cell>
          <table:table-cell office:value-type="float" office:value="24253.705999999998" table:style-name="ce31">
            <text:p>24,254</text:p>
          </table:table-cell>
          <table:table-cell office:value-type="float" office:value="23027.952000000001" table:style-name="ce31">
            <text:p>23,028</text:p>
          </table:table-cell>
          <table:table-cell office:value-type="float" office:value="23495.56" table:style-name="ce31">
            <text:p>23,496</text:p>
          </table:table-cell>
          <table:table-cell office:value-type="float" office:value="22842.738000000001" table:style-name="ce31">
            <text:p>22,843</text:p>
          </table:table-cell>
          <table:table-cell office:value-type="float" office:value="21448.041999999998" table:style-name="ce31">
            <text:p>21,448</text:p>
          </table:table-cell>
          <table:table-cell office:value-type="float" office:value="22429.728999999999" table:style-name="ce31">
            <text:p>22,430</text:p>
          </table:table-cell>
          <table:table-cell office:value-type="float" office:value="23176.921000000002" table:style-name="ce31">
            <text:p>23,177</text:p>
          </table:table-cell>
          <table:table-cell office:value-type="float" office:value="22953.791000000001" table:style-name="ce31">
            <text:p>22,954</text:p>
          </table:table-cell>
          <table:table-cell office:value-type="float" office:value="21858.330999999998" table:style-name="ce31">
            <text:p>21,858</text:p>
          </table:table-cell>
          <table:table-cell office:value-type="float" office:value="21468.846999999998" table:style-name="ce31">
            <text:p>21,469</text:p>
          </table:table-cell>
          <table:table-cell table:number-columns-repeated="16372" table:style-name="ce32"/>
        </table:table-row>
        <table:table-row table:style-name="ro1">
          <table:table-cell table:style-name="ce33"/>
          <table:table-cell table:number-columns-repeated="9" table:style-name="ce34"/>
          <table:table-cell table:style-name="ce35"/>
          <table:table-cell table:style-name="ce5"/>
          <table:table-cell table:number-columns-repeated="16372" table:style-name="ce6"/>
        </table:table-row>
        <table:table-row table:style-name="ro4">
          <table:table-cell office:value-type="string" table:style-name="ce36">
            <text:p>r. 2016 cruise passenger figures have been revised to remove instances of double counting.</text:p>
          </table:table-cell>
          <table:table-cell table:number-columns-repeated="9" table:style-name="ce34"/>
          <table:table-cell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0">
            <text:p>1. A ferry operator from Ramsgate entered administration in April 2013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3">
            <text:p>2. Weymouth port was fully functional in 2014, following port closure due safety concerns in 2012.<text:s/>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3">
            <text:p><text:s text:c="4"/>During this time passengers travelled from Poole until July 2013, when Weymouth reopened.<text:s/>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2">
            <text:p>3. Any cruise beginning or ending at a UK port. This excludes any passengers temporarily disembarking ('port calls') in the UK.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4">
            <text:p>4. Cruise passengers, like other passengers, are included at both departure and arrival if their journey begins and ends at a UK seaport.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0">
            <text:p>5. A port survey carried out in early 2013 resulted in more cruise data becoming available for Harwich, Newcastle and Portsmouth.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office:value-type="string" table:style-name="ce43">
            <text:p><text:s/>":" is not available for publication, "0" is null and "0~" is less than half the smallest unit displayed.</text:p>
          </table:table-cell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5" table:style-name="ce41"/>
          <table:table-cell table:number-columns-repeated="3" table:style-name="ce42"/>
          <table:table-cell table:number-columns-repeated="2" table:style-name="ce37"/>
          <table:table-cell table:style-name="ce38"/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2" table:style-name="ce41"/>
          <table:table-cell table:number-columns-repeated="2" table:style-name="ce45"/>
          <table:table-cell table:style-name="ce41"/>
          <table:table-cell table:number-columns-repeated="2" table:style-name="ce42"/>
          <table:table-cell table:number-columns-repeated="3" table:style-name="ce37"/>
          <table:table-cell office:value-type="string" table:style-name="ce46">
            <text:p>Source: DfT Sea Passenger Statistics</text:p>
          </table:table-cell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2" table:style-name="ce41"/>
          <table:table-cell table:number-columns-repeated="2" table:style-name="ce45"/>
          <table:table-cell table:style-name="ce41"/>
          <table:table-cell table:number-columns-repeated="2" table:style-name="ce42"/>
          <table:table-cell table:number-columns-repeated="3" table:style-name="ce37"/>
          <table:table-cell office:value-type="string" table:style-name="ce46">
            <text:p>Last updated: November 2018</text:p>
          </table:table-cell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5" table:style-name="ce41"/>
          <table:table-cell table:number-columns-repeated="3" table:style-name="ce42"/>
          <table:table-cell table:style-name="ce37"/>
          <table:table-cell table:style-name="ce42"/>
          <table:table-cell office:value-type="string" table:style-name="ce46">
            <text:p>Next update: February 2019</text:p>
          </table:table-cell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5" table:style-name="ce41"/>
          <table:table-cell table:number-columns-repeated="3" table:style-name="ce42"/>
          <table:table-cell table:style-name="ce37"/>
          <table:table-cell table:style-name="ce42"/>
          <table:table-cell office:value-type="string" table:style-name="ce41">
            <text:p>Telephone: 020 7944 4847</text:p>
          </table:table-cell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5" table:style-name="ce41"/>
          <table:table-cell table:number-columns-repeated="3" table:style-name="ce42"/>
          <table:table-cell table:style-name="ce37"/>
          <table:table-cell table:style-name="ce42"/>
          <table:table-cell office:value-type="string" table:style-name="ce41">
            <text:p>Email: maritime.stats@dft.gov.uk</text:p>
          </table:table-cell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5" table:style-name="ce41"/>
          <table:table-cell table:number-columns-repeated="5" table:style-name="ce42"/>
          <table:table-cell office:value-type="string" table:style-name="ce41">
            <text:p>The figures in this table are National Statistics</text:p>
          </table:table-cell>
          <table:table-cell table:number-columns-repeated="16372" table:style-name="ce39"/>
        </table:table-row>
        <table:table-row table:style-name="ro4">
          <table:table-cell table:style-name="ce42"/>
          <table:table-cell table:number-columns-repeated="5" table:style-name="ce41"/>
          <table:table-cell table:number-columns-repeated="5" table:style-name="ce42"/>
          <table:table-cell table:style-name="ce38"/>
          <table:table-cell table:number-columns-repeated="16372" table:style-name="ce37"/>
        </table:table-row>
        <table:table-row table:number-rows-repeated="1048497" table:style-name="ro1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sgb0512.$A$1"/>
          <table:named-expression table:name="_11_1" table:expression="of:=[.#REF!]" table:base-cell-address="tsgb0512.$A$1"/>
          <table:named-expression table:name="_11ALL" table:expression="of:=[.#REF!]" table:base-cell-address="tsgb0512.$A$1"/>
          <table:named-expression table:name="_11N1" table:expression="of:=[.#REF!]" table:base-cell-address="tsgb0512.$A$1"/>
          <table:named-expression table:name="_11N2" table:expression="of:=[.#REF!]" table:base-cell-address="tsgb0512.$A$1"/>
          <table:named-expression table:name="_11N3" table:expression="of:=[.#REF!]" table:base-cell-address="tsgb0512.$A$1"/>
          <table:named-expression table:name="_11P1" table:expression="of:=[.#REF!]" table:base-cell-address="tsgb0512.$A$1"/>
          <table:named-expression table:name="_11P2" table:expression="of:=[.#REF!]" table:base-cell-address="tsgb0512.$A$1"/>
          <table:named-expression table:name="_11P3" table:expression="of:=[.#REF!]" table:base-cell-address="tsgb0512.$A$1"/>
          <table:named-expression table:name="_13_1" table:expression="of:=[.#REF!]" table:base-cell-address="tsgb0512.$A$1"/>
          <table:named-expression table:name="_13_2" table:expression="of:=[.#REF!]" table:base-cell-address="tsgb0512.$A$1"/>
          <table:named-expression table:name="_13_3" table:expression="of:=[.#REF!]" table:base-cell-address="tsgb0512.$A$1"/>
          <table:named-expression table:name="_13ALL" table:expression="of:=[.#REF!]" table:base-cell-address="tsgb0512.$A$1"/>
          <table:named-expression table:name="_13N1" table:expression="of:=[.#REF!]" table:base-cell-address="tsgb0512.$A$1"/>
          <table:named-expression table:name="_13N2" table:expression="of:=[.#REF!]" table:base-cell-address="tsgb0512.$A$1"/>
          <table:named-expression table:name="_13P1" table:expression="of:=[.#REF!]" table:base-cell-address="tsgb0512.$A$1"/>
          <table:named-expression table:name="_13P2" table:expression="of:=[.#REF!]" table:base-cell-address="tsgb0512.$A$1"/>
          <table:named-expression table:name="_21_1" table:expression="of:=[.#REF!]" table:base-cell-address="tsgb0512.$A$1"/>
          <table:named-expression table:name="_21_2" table:expression="of:=[.#REF!]" table:base-cell-address="tsgb0512.$A$1"/>
          <table:named-expression table:name="_21_3" table:expression="of:=[.#REF!]" table:base-cell-address="tsgb0512.$A$1"/>
          <table:named-expression table:name="_21_4" table:expression="of:=[.#REF!]" table:base-cell-address="tsgb0512.$A$1"/>
          <table:named-expression table:name="_210_1" table:expression="of:=[.#REF!]" table:base-cell-address="tsgb0512.$A$1"/>
          <table:named-expression table:name="_210_2" table:expression="of:=[.#REF!]" table:base-cell-address="tsgb0512.$A$1"/>
          <table:named-expression table:name="_210_3" table:expression="of:=[.#REF!]" table:base-cell-address="tsgb0512.$A$1"/>
          <table:named-expression table:name="_210_4" table:expression="of:=[.#REF!]" table:base-cell-address="tsgb0512.$A$1"/>
          <table:named-expression table:name="_210_5" table:expression="of:=[.#REF!]" table:base-cell-address="tsgb0512.$A$1"/>
          <table:named-expression table:name="_210_6" table:expression="of:=[.#REF!]" table:base-cell-address="tsgb0512.$A$1"/>
          <table:named-expression table:name="_210_7" table:expression="of:=[.#REF!]" table:base-cell-address="tsgb0512.$A$1"/>
          <table:named-expression table:name="_210_8" table:expression="of:=[.#REF!]" table:base-cell-address="tsgb0512.$A$1"/>
          <table:named-expression table:name="_210ALL" table:expression="of:=[.#REF!]" table:base-cell-address="tsgb0512.$A$1"/>
          <table:named-expression table:name="_210N1" table:expression="of:=[.#REF!]" table:base-cell-address="tsgb0512.$A$1"/>
          <table:named-expression table:name="_210P1" table:expression="of:=[.#REF!]" table:base-cell-address="tsgb0512.$A$1"/>
          <table:named-expression table:name="_212ALL" table:expression="of:=[.#REF!]" table:base-cell-address="tsgb0512.$A$1"/>
          <table:named-expression table:name="_212N1" table:expression="of:=[.#REF!]" table:base-cell-address="tsgb0512.$A$1"/>
          <table:named-expression table:name="_212P1" table:expression="of:=[.#REF!]" table:base-cell-address="tsgb0512.$A$1"/>
          <table:named-expression table:name="_21ALL" table:expression="of:=[.#REF!]" table:base-cell-address="tsgb0512.$A$1"/>
          <table:named-expression table:name="_21N1" table:expression="of:=[.#REF!]" table:base-cell-address="tsgb0512.$A$1"/>
          <table:named-expression table:name="_21P1" table:expression="of:=[.#REF!]" table:base-cell-address="tsgb0512.$A$1"/>
          <table:named-expression table:name="_22_1" table:expression="of:=[.#REF!]" table:base-cell-address="tsgb0512.$A$1"/>
          <table:named-expression table:name="_22_2" table:expression="of:=[.#REF!]" table:base-cell-address="tsgb0512.$A$1"/>
          <table:named-expression table:name="_22_3" table:expression="of:=[.#REF!]" table:base-cell-address="tsgb0512.$A$1"/>
          <table:named-expression table:name="_22_4" table:expression="of:=[.#REF!]" table:base-cell-address="tsgb0512.$A$1"/>
          <table:named-expression table:name="_22ALL" table:expression="of:=[.#REF!]" table:base-cell-address="tsgb0512.$A$1"/>
          <table:named-expression table:name="_22EXNOTE" table:expression="of:=[.#REF!]" table:base-cell-address="tsgb0512.$A$1"/>
          <table:named-expression table:name="_22N1" table:expression="of:=[.#REF!]" table:base-cell-address="tsgb0512.$A$1"/>
          <table:named-expression table:name="_22N2" table:expression="of:=[.#REF!]" table:base-cell-address="tsgb0512.$A$1"/>
          <table:named-expression table:name="_22P1" table:expression="of:=[.#REF!]" table:base-cell-address="tsgb0512.$A$1"/>
          <table:named-expression table:name="_22P2" table:expression="of:=[.#REF!]" table:base-cell-address="tsgb0512.$A$1"/>
          <table:named-expression table:name="_23EXNOTE" table:expression="of:=[.#REF!]" table:base-cell-address="tsgb0512.$A$1"/>
          <table:named-expression table:name="_23N1" table:expression="of:=[.#REF!]" table:base-cell-address="tsgb0512.$A$1"/>
          <table:named-expression table:name="_23N2" table:expression="of:=[.#REF!]" table:base-cell-address="tsgb0512.$A$1"/>
          <table:named-expression table:name="_23P1" table:expression="of:=[.#REF!]" table:base-cell-address="tsgb0512.$A$1"/>
          <table:named-expression table:name="_23P2" table:expression="of:=[.#REF!]" table:base-cell-address="tsgb0512.$A$1"/>
          <table:named-expression table:name="_24_1" table:expression="of:=[.#REF!]" table:base-cell-address="tsgb0512.$A$1"/>
          <table:named-expression table:name="_24_2" table:expression="of:=[.#REF!]" table:base-cell-address="tsgb0512.$A$1"/>
          <table:named-expression table:name="_24_3" table:expression="of:=[.#REF!]" table:base-cell-address="tsgb0512.$A$1"/>
          <table:named-expression table:name="_24_4" table:expression="of:=[.#REF!]" table:base-cell-address="tsgb0512.$A$1"/>
          <table:named-expression table:name="_24ALL" table:expression="of:=[.#REF!]" table:base-cell-address="tsgb0512.$A$1"/>
          <table:named-expression table:name="_24N1" table:expression="of:=[.#REF!]" table:base-cell-address="tsgb0512.$A$1"/>
          <table:named-expression table:name="_24P1" table:expression="of:=[.#REF!]" table:base-cell-address="tsgb0512.$A$1"/>
          <table:named-expression table:name="_25N1" table:expression="of:=[.#REF!]" table:base-cell-address="tsgb0512.$A$1"/>
          <table:named-expression table:name="_25P1" table:expression="of:=[.#REF!]" table:base-cell-address="tsgb0512.$A$1"/>
          <table:named-expression table:name="_27_1" table:expression="of:=[.#REF!]" table:base-cell-address="tsgb0512.$A$1"/>
          <table:named-expression table:name="_27_2" table:expression="of:=[.#REF!]" table:base-cell-address="tsgb0512.$A$1"/>
          <table:named-expression table:name="_27ALL" table:expression="of:=[.#REF!]" table:base-cell-address="tsgb0512.$A$1"/>
          <table:named-expression table:name="_27N1" table:expression="of:=[.#REF!]" table:base-cell-address="tsgb0512.$A$1"/>
          <table:named-expression table:name="_27N2" table:expression="of:=[.#REF!]" table:base-cell-address="tsgb0512.$A$1"/>
          <table:named-expression table:name="_27P1" table:expression="of:=[.#REF!]" table:base-cell-address="tsgb0512.$A$1"/>
          <table:named-expression table:name="_27P2" table:expression="of:=[.#REF!]" table:base-cell-address="tsgb0512.$A$1"/>
          <table:named-expression table:name="_31_1" table:expression="of:=[.#REF!]" table:base-cell-address="tsgb0512.$A$1"/>
          <table:named-expression table:name="_31_2" table:expression="of:=[.#REF!]" table:base-cell-address="tsgb0512.$A$1"/>
          <table:named-expression table:name="_31_3" table:expression="of:=[.#REF!]" table:base-cell-address="tsgb0512.$A$1"/>
          <table:named-expression table:name="_31_4" table:expression="of:=[.#REF!]" table:base-cell-address="tsgb0512.$A$1"/>
          <table:named-expression table:name="_31ALL" table:expression="of:=[.#REF!]" table:base-cell-address="tsgb0512.$A$1"/>
          <table:named-expression table:name="_31N1" table:expression="of:=[.#REF!]" table:base-cell-address="tsgb0512.$A$1"/>
          <table:named-expression table:name="_31N2" table:expression="of:=[.#REF!]" table:base-cell-address="tsgb0512.$A$1"/>
          <table:named-expression table:name="_31P1" table:expression="of:=[.#REF!]" table:base-cell-address="tsgb0512.$A$1"/>
          <table:named-expression table:name="_31P2" table:expression="of:=[.#REF!]" table:base-cell-address="tsgb0512.$A$1"/>
          <table:named-expression table:name="_32N1" table:expression="of:=[.#REF!]" table:base-cell-address="tsgb0512.$A$1"/>
          <table:named-expression table:name="_32N2" table:expression="of:=[.#REF!]" table:base-cell-address="tsgb0512.$A$1"/>
          <table:named-expression table:name="_32P1" table:expression="of:=[.#REF!]" table:base-cell-address="tsgb0512.$A$1"/>
          <table:named-expression table:name="_32P2" table:expression="of:=[.#REF!]" table:base-cell-address="tsgb0512.$A$1"/>
          <table:named-expression table:name="_33_1" table:expression="of:=[.#REF!]" table:base-cell-address="tsgb0512.$A$1"/>
          <table:named-expression table:name="_33ALL" table:expression="of:=[.#REF!]" table:base-cell-address="tsgb0512.$A$1"/>
          <table:named-expression table:name="_33N1" table:expression="of:=[.#REF!]" table:base-cell-address="tsgb0512.$A$1"/>
          <table:named-expression table:name="_33P1" table:expression="of:=[.#REF!]" table:base-cell-address="tsgb0512.$A$1"/>
          <table:named-expression table:name="_34_1" table:expression="of:=[.#REF!]" table:base-cell-address="tsgb0512.$A$1"/>
          <table:named-expression table:name="_34_2" table:expression="of:=[.#REF!]" table:base-cell-address="tsgb0512.$A$1"/>
          <table:named-expression table:name="_34_3" table:expression="of:=[.#REF!]" table:base-cell-address="tsgb0512.$A$1"/>
          <table:named-expression table:name="_34ALL" table:expression="of:=[.#REF!]" table:base-cell-address="tsgb0512.$A$1"/>
          <table:named-expression table:name="_34EXNOTE" table:expression="of:=[.#REF!]" table:base-cell-address="tsgb0512.$A$1"/>
          <table:named-expression table:name="_34N1" table:expression="of:=[.#REF!]" table:base-cell-address="tsgb0512.$A$1"/>
          <table:named-expression table:name="_34N2" table:expression="of:=[.#REF!]" table:base-cell-address="tsgb0512.$A$1"/>
          <table:named-expression table:name="_34P1" table:expression="of:=[.#REF!]" table:base-cell-address="tsgb0512.$A$1"/>
          <table:named-expression table:name="_34P2" table:expression="of:=[.#REF!]" table:base-cell-address="tsgb0512.$A$1"/>
          <table:named-expression table:name="_35EXNOTE" table:expression="of:=[.#REF!]" table:base-cell-address="tsgb0512.$A$1"/>
          <table:named-expression table:name="_35N1" table:expression="of:=[.#REF!]" table:base-cell-address="tsgb0512.$A$1"/>
          <table:named-expression table:name="_35N2" table:expression="of:=[.#REF!]" table:base-cell-address="tsgb0512.$A$1"/>
          <table:named-expression table:name="_35P1" table:expression="of:=[.#REF!]" table:base-cell-address="tsgb0512.$A$1"/>
          <table:named-expression table:name="_35P2" table:expression="of:=[.#REF!]" table:base-cell-address="tsgb0512.$A$1"/>
          <table:named-expression table:name="_41_1" table:expression="of:=[.#REF!]" table:base-cell-address="tsgb0512.$A$1"/>
          <table:named-expression table:name="_41_2" table:expression="of:=[.#REF!]" table:base-cell-address="tsgb0512.$A$1"/>
          <table:named-expression table:name="_41ALL" table:expression="of:=[.#REF!]" table:base-cell-address="tsgb0512.$A$1"/>
          <table:named-expression table:name="_41N1" table:expression="of:=[.#REF!]" table:base-cell-address="tsgb0512.$A$1"/>
          <table:named-expression table:name="_41P1" table:expression="of:=[.#REF!]" table:base-cell-address="tsgb0512.$A$1"/>
          <table:named-expression table:name="_51_1" table:expression="of:=[.#REF!]" table:base-cell-address="tsgb0512.$A$1"/>
          <table:named-expression table:name="_51_2" table:expression="of:=[.#REF!]" table:base-cell-address="tsgb0512.$A$1"/>
          <table:named-expression table:name="_51ALL" table:expression="of:=[.#REF!]" table:base-cell-address="tsgb0512.$A$1"/>
          <table:named-expression table:name="_51N1" table:expression="of:=[.#REF!]" table:base-cell-address="tsgb0512.$A$1"/>
          <table:named-expression table:name="_51P1" table:expression="of:=[.#REF!]" table:base-cell-address="tsgb0512.$A$1"/>
          <table:named-expression table:name="_51X_1" table:expression="of:=[.#REF!]" table:base-cell-address="tsgb0512.$A$1"/>
          <table:named-expression table:name="_51X_2" table:expression="of:=[.#REF!]" table:base-cell-address="tsgb0512.$A$1"/>
          <table:named-expression table:name="_52_1" table:expression="of:=[.#REF!]" table:base-cell-address="tsgb0512.$A$1"/>
          <table:named-expression table:name="_52_2" table:expression="of:=[.#REF!]" table:base-cell-address="tsgb0512.$A$1"/>
          <table:named-expression table:name="_52_3" table:expression="of:=[.#REF!]" table:base-cell-address="tsgb0512.$A$1"/>
          <table:named-expression table:name="_52_4" table:expression="of:=[.#REF!]" table:base-cell-address="tsgb0512.$A$1"/>
          <table:named-expression table:name="_52_5" table:expression="of:=[.#REF!]" table:base-cell-address="tsgb0512.$A$1"/>
          <table:named-expression table:name="_52_6" table:expression="of:=[.#REF!]" table:base-cell-address="tsgb0512.$A$1"/>
          <table:named-expression table:name="_52_7" table:expression="of:=[.#REF!]" table:base-cell-address="tsgb0512.$A$1"/>
          <table:named-expression table:name="_52_8" table:expression="of:=[.#REF!]" table:base-cell-address="tsgb0512.$A$1"/>
          <table:named-expression table:name="_52ALL" table:expression="of:=[.#REF!]" table:base-cell-address="tsgb0512.$A$1"/>
          <table:named-expression table:name="_52N1" table:expression="of:=[.#REF!]" table:base-cell-address="tsgb0512.$A$1"/>
          <table:named-expression table:name="_52N2" table:expression="of:=[.#REF!]" table:base-cell-address="tsgb0512.$A$1"/>
          <table:named-expression table:name="_52N3" table:expression="of:=[.#REF!]" table:base-cell-address="tsgb0512.$A$1"/>
          <table:named-expression table:name="_52N4" table:expression="of:=[.#REF!]" table:base-cell-address="tsgb0512.$A$1"/>
          <table:named-expression table:name="_52N5" table:expression="of:=[.#REF!]" table:base-cell-address="tsgb0512.$A$1"/>
          <table:named-expression table:name="_52N6" table:expression="of:=[.#REF!]" table:base-cell-address="tsgb0512.$A$1"/>
          <table:named-expression table:name="_52P1" table:expression="of:=[.#REF!]" table:base-cell-address="tsgb0512.$A$1"/>
          <table:named-expression table:name="_52P2" table:expression="of:=[.#REF!]" table:base-cell-address="tsgb0512.$A$1"/>
          <table:named-expression table:name="_52P3" table:expression="of:=[.#REF!]" table:base-cell-address="tsgb0512.$A$1"/>
          <table:named-expression table:name="_52P4" table:expression="of:=[.#REF!]" table:base-cell-address="tsgb0512.$A$1"/>
          <table:named-expression table:name="_52P5" table:expression="of:=[.#REF!]" table:base-cell-address="tsgb0512.$A$1"/>
          <table:named-expression table:name="_52P6" table:expression="of:=[.#REF!]" table:base-cell-address="tsgb0512.$A$1"/>
          <table:named-expression table:name="_52X_1" table:expression="of:=[.#REF!]" table:base-cell-address="tsgb0512.$A$1"/>
          <table:named-expression table:name="_52X_2" table:expression="of:=[.#REF!]" table:base-cell-address="tsgb0512.$A$1"/>
          <table:named-expression table:name="_52X_3" table:expression="of:=[.#REF!]" table:base-cell-address="tsgb0512.$A$1"/>
          <table:named-expression table:name="_52X_4" table:expression="of:=[.#REF!]" table:base-cell-address="tsgb0512.$A$1"/>
          <table:named-expression table:name="_52X_5" table:expression="of:=[.#REF!]" table:base-cell-address="tsgb0512.$A$1"/>
          <table:named-expression table:name="_52X_6" table:expression="of:=[.#REF!]" table:base-cell-address="tsgb0512.$A$1"/>
          <table:named-expression table:name="_52X_7" table:expression="of:=[.#REF!]" table:base-cell-address="tsgb0512.$A$1"/>
          <table:named-expression table:name="_52X_8" table:expression="of:=[.#REF!]" table:base-cell-address="tsgb0512.$A$1"/>
          <table:named-expression table:name="_67ALL" table:expression="of:=[.#REF!]" table:base-cell-address="tsgb0512.$A$1"/>
          <table:named-expression table:name="_67N1" table:expression="of:=[.#REF!]" table:base-cell-address="tsgb0512.$A$1"/>
          <table:named-expression table:name="_67P1" table:expression="of:=[.#REF!]" table:base-cell-address="tsgb0512.$A$1"/>
          <table:named-expression table:name="activeCell" table:expression="of:=[.#REF!]" table:base-cell-address="tsgb0512.$A$1"/>
          <table:named-expression table:name="ADJ" table:expression="of:=[.#REF!]" table:base-cell-address="tsgb0512.$A$1"/>
          <table:named-expression table:name="ANNUAL" table:expression="of:=[.#REF!]" table:base-cell-address="tsgb0512.$A$1"/>
          <table:named-expression table:name="BARQTR" table:expression="of:=[.#REF!]" table:base-cell-address="tsgb0512.$A$1"/>
          <table:named-expression table:name="BELGIUM" table:expression="of:=[.#REF!]" table:base-cell-address="tsgb0512.$A$1"/>
          <table:named-expression table:name="Birmingham" table:expression="of:=[.#REF!]" table:base-cell-address="tsgb0512.$A$1"/>
          <table:named-expression table:name="CategoryTitle" table:expression="of:=[.#REF!]" table:base-cell-address="tsgb0512.$A$1"/>
          <table:named-expression table:name="CHECKBLK" table:expression="of:=[.#REF!]" table:base-cell-address="tsgb0512.$A$1"/>
          <table:named-expression table:name="CHECKCOL" table:expression="of:=[.#REF!]" table:base-cell-address="tsgb0512.$A$1"/>
          <table:named-expression table:name="CHECKMAX" table:expression="of:=[.#REF!]" table:base-cell-address="tsgb0512.$A$1"/>
          <table:named-expression table:name="CHECKROW" table:expression="of:=[.#REF!]" table:base-cell-address="tsgb0512.$A$1"/>
          <table:named-expression table:name="COLCHK1" table:expression="of:=[.#REF!]" table:base-cell-address="tsgb0512.$A$1"/>
          <table:named-expression table:name="COLCHK2" table:expression="of:=[.#REF!]" table:base-cell-address="tsgb0512.$A$1"/>
          <table:named-expression table:name="DASH4" table:expression="of:=[.#REF!]" table:base-cell-address="tsgb0512.$A$1"/>
          <table:named-expression table:name="DASH5" table:expression="of:=[.#REF!]" table:base-cell-address="tsgb0512.$A$1"/>
          <table:named-expression table:name="DASH6" table:expression="of:=[.#REF!]" table:base-cell-address="tsgb0512.$A$1"/>
          <table:named-expression table:name="DASH7" table:expression="of:=[.#REF!]" table:base-cell-address="tsgb0512.$A$1"/>
          <table:named-expression table:name="DASH8" table:expression="of:=[.#REF!]" table:base-cell-address="tsgb0512.$A$1"/>
          <table:named-expression table:name="dgdsfyh" table:expression="of:=[.#REF!]" table:base-cell-address="tsgb0512.$A$1"/>
          <table:named-expression table:name="dialog" table:expression="of:='file:///C:/TIS/ADMIN/TABLETMP.XLS'#$$Dialog" table:base-cell-address="tsgb0512.$A$1"/>
          <table:named-expression table:name="DK" table:expression="of:=[.#REF!]" table:base-cell-address="tsgb0512.$A$1"/>
          <table:named-expression table:name="DNK_D" table:expression="of:=[.#REF!]" table:base-cell-address="tsgb0512.$A$1"/>
          <table:named-expression table:name="DROPHEAD" table:expression="of:=[.#REF!]" table:base-cell-address="tsgb0512.$A$1"/>
          <table:named-expression table:name="DROPPED" table:expression="of:=[.#REF!]" table:base-cell-address="tsgb0512.$A$1"/>
          <table:named-expression table:name="e" table:expression="of:=[.#REF!]" table:base-cell-address="tsgb0512.$A$1"/>
          <table:named-expression table:name="EIRE" table:expression="of:=[.#REF!]" table:base-cell-address="tsgb0512.$A$1"/>
          <table:named-expression table:name="fbegyear" table:expression="of:=['file:///T:/TSGB/2006%20FINAL%20PROOFS/Chapter%205/DfT%20WEB%20FINAL/TSGB%205_13.xls'#RAWDATAOLD.#REF!]" table:base-cell-address="tsgb0512.$A$1"/>
          <table:named-expression table:name="fendyear" table:expression="of:=[.#REF!]" table:base-cell-address="tsgb0512.$A$1"/>
          <table:named-expression table:name="FL" table:expression="of:=[.#REF!]" table:base-cell-address="tsgb0512.$A$1"/>
          <table:named-expression table:name="Footnotes" table:expression="of:=[.#REF!]" table:base-cell-address="tsgb0512.$A$1"/>
          <table:named-expression table:name="FRANCE" table:expression="of:=[.#REF!]" table:base-cell-address="tsgb0512.$A$1"/>
          <table:named-expression table:name="fyear" table:expression="of:=[.#REF!]" table:base-cell-address="tsgb0512.$A$1"/>
          <table:named-expression table:name="fyear2" table:expression="of:=[.#REF!]" table:base-cell-address="tsgb0512.$A$1"/>
          <table:named-expression table:name="Gatwick" table:expression="of:=[.#REF!]" table:base-cell-address="tsgb0512.$A$1"/>
          <table:named-expression table:name="GERMANY" table:expression="of:=[.#REF!]" table:base-cell-address="tsgb0512.$A$1"/>
          <table:named-expression table:name="GraphData" table:expression="of:=[.#REF!]~[.#REF!]~[.#REF!]~[.#REF!]" table:base-cell-address="tsgb0512.$A$1"/>
          <table:named-expression table:name="GraphTitle" table:expression="of:=[.#REF!]" table:base-cell-address="tsgb0512.$A$1"/>
          <table:named-expression table:name="HEAD" table:expression="of:=[.#REF!]" table:base-cell-address="tsgb0512.$A$1"/>
          <table:named-expression table:name="HEAD1" table:expression="of:=[.#REF!]" table:base-cell-address="tsgb0512.$A$1"/>
          <table:named-expression table:name="HEAD2" table:expression="of:=[.#REF!]" table:base-cell-address="tsgb0512.$A$1"/>
          <table:named-expression table:name="HEAD3" table:expression="of:=[.#REF!]" table:base-cell-address="tsgb0512.$A$1"/>
          <table:named-expression table:name="holla" table:expression="of:=[.#REF!]" table:base-cell-address="tsgb0512.$A$1"/>
          <table:named-expression table:name="ITALY" table:expression="of:=[.#REF!]" table:base-cell-address="tsgb0512.$A$1"/>
          <table:named-expression table:name="LASTCOL" table:expression="of:=[.#REF!]" table:base-cell-address="tsgb0512.$A$1"/>
          <table:named-expression table:name="LASTCOL1" table:expression="of:=[.#REF!]" table:base-cell-address="tsgb0512.$A$1"/>
          <table:named-expression table:name="LASTCOL2" table:expression="of:=[.#REF!]" table:base-cell-address="tsgb0512.$A$1"/>
          <table:named-expression table:name="LASTCOL3" table:expression="of:=[.#REF!]" table:base-cell-address="tsgb0512.$A$1"/>
          <table:named-expression table:name="LASTYEAR1" table:expression="of:=[.#REF!]" table:base-cell-address="tsgb0512.$A$1"/>
          <table:named-expression table:name="LASTYEAR2" table:expression="of:=[.#REF!]" table:base-cell-address="tsgb0512.$A$1"/>
          <table:named-expression table:name="LASTYEAR3" table:expression="of:=[.#REF!]" table:base-cell-address="tsgb0512.$A$1"/>
          <table:named-expression table:name="LASTYEAR4" table:expression="of:=[.#REF!]" table:base-cell-address="tsgb0512.$A$1"/>
          <table:named-expression table:name="LASTYEAR5" table:expression="of:=[.#REF!]" table:base-cell-address="tsgb0512.$A$1"/>
          <table:named-expression table:name="LASTYEAR6" table:expression="of:=[.#REF!]" table:base-cell-address="tsgb0512.$A$1"/>
          <table:named-expression table:name="Leeds_Bradford" table:expression="of:=[.#REF!]" table:base-cell-address="tsgb0512.$A$1"/>
          <table:named-expression table:name="Manchester" table:expression="of:=[.#REF!]" table:base-cell-address="tsgb0512.$A$1"/>
          <table:named-expression table:name="NEWBLOCK" table:expression="of:=[.#REF!]" table:base-cell-address="tsgb0512.$A$1"/>
          <table:named-expression table:name="NEWBLOCK1" table:expression="of:=[.#REF!]" table:base-cell-address="tsgb0512.$A$1"/>
          <table:named-expression table:name="NEWBLOCK2" table:expression="of:=[.#REF!]" table:base-cell-address="tsgb0512.$A$1"/>
          <table:named-expression table:name="NEWBLOCK3" table:expression="of:=[.#REF!]" table:base-cell-address="tsgb0512.$A$1"/>
          <table:named-expression table:name="NEWBLOCK4" table:expression="of:=[.#REF!]" table:base-cell-address="tsgb0512.$A$1"/>
          <table:named-expression table:name="NEWBLOCK5" table:expression="of:=[.#REF!]" table:base-cell-address="tsgb0512.$A$1"/>
          <table:named-expression table:name="NEWBLOCK6" table:expression="of:=[.#REF!]" table:base-cell-address="tsgb0512.$A$1"/>
          <table:named-expression table:name="NEWBLOCK7" table:expression="of:=[.#REF!]" table:base-cell-address="tsgb0512.$A$1"/>
          <table:named-expression table:name="NEWBLOCK8" table:expression="of:=[.#REF!]" table:base-cell-address="tsgb0512.$A$1"/>
          <table:named-expression table:name="NEWBLOCK9" table:expression="of:=[.#REF!]" table:base-cell-address="tsgb0512.$A$1"/>
          <table:named-expression table:name="NLS" table:expression="of:=[.#REF!]" table:base-cell-address="tsgb0512.$A$1"/>
          <table:named-expression table:name="NONEC" table:expression="of:=[.#REF!]" table:base-cell-address="tsgb0512.$A$1"/>
          <table:named-expression table:name="NOTE" table:expression="of:=[.#REF!]" table:base-cell-address="tsgb0512.$A$1"/>
          <table:named-expression table:name="OLDBLOCK" table:expression="of:=[.#REF!]" table:base-cell-address="tsgb0512.$A$1"/>
          <table:named-expression table:name="OLDBLOCK1" table:expression="of:=[.#REF!]" table:base-cell-address="tsgb0512.$A$1"/>
          <table:named-expression table:name="OLDBLOCK2" table:expression="of:=[.#REF!]" table:base-cell-address="tsgb0512.$A$1"/>
          <table:named-expression table:name="OLDBLOCK3" table:expression="of:=[.#REF!]" table:base-cell-address="tsgb0512.$A$1"/>
          <table:named-expression table:name="OLDBLOCK4" table:expression="of:=[.#REF!]" table:base-cell-address="tsgb0512.$A$1"/>
          <table:named-expression table:name="OLDBLOCK5" table:expression="of:=[.#REF!]" table:base-cell-address="tsgb0512.$A$1"/>
          <table:named-expression table:name="OLDBLOCK6" table:expression="of:=[.#REF!]" table:base-cell-address="tsgb0512.$A$1"/>
          <table:named-expression table:name="OLDBLOCK7" table:expression="of:=[.#REF!]" table:base-cell-address="tsgb0512.$A$1"/>
          <table:named-expression table:name="OLDBLOCK8" table:expression="of:=[.#REF!]" table:base-cell-address="tsgb0512.$A$1"/>
          <table:named-expression table:name="OLDBLOCK9" table:expression="of:=[.#REF!]" table:base-cell-address="tsgb0512.$A$1"/>
          <table:named-expression table:name="OldData" table:expression="of:=[.#REF!]" table:base-cell-address="tsgb0512.$A$1"/>
          <table:named-expression table:name="OTHEREC" table:expression="of:=[.#REF!]" table:base-cell-address="tsgb0512.$A$1"/>
          <table:named-expression table:name="PIE" table:expression="of:=[.#REF!]" table:base-cell-address="tsgb0512.$A$1"/>
          <table:named-range table:name="Print_Area" table:cell-range-address="tsgb0512.$A$1:tsgb0512.$L$81" table:base-cell-address="tsgb0512.$A$1"/>
          <table:named-expression table:name="Print_Area_MI" table:expression="of:=[.#REF!]" table:base-cell-address="tsgb0512.$A$1"/>
          <table:named-expression table:name="PUBLISH_Print_Area" table:expression="of:=[.#REF!]" table:base-cell-address="tsgb0512.$A$1"/>
          <table:named-expression table:name="PUBLISH1998_Print_Area" table:expression="of:=[.#REF!]" table:base-cell-address="tsgb0512.$A$1"/>
          <table:named-expression table:name="qryNonEUBreakdown" table:expression="of:=[.#REF!]" table:base-cell-address="tsgb0512.$A$1"/>
          <table:named-expression table:name="QUARTER" table:expression="of:=[.#REF!]" table:base-cell-address="tsgb0512.$A$1"/>
          <table:named-expression table:name="ROWCHK1" table:expression="of:=[.#REF!]" table:base-cell-address="tsgb0512.$A$1"/>
          <table:named-expression table:name="ROWCHK2" table:expression="of:=[.#REF!]" table:base-cell-address="tsgb0512.$A$1"/>
          <table:named-expression table:name="ROWCHK3" table:expression="of:=[.#REF!]" table:base-cell-address="tsgb0512.$A$1"/>
          <table:named-expression table:name="ROWCHK4" table:expression="of:=[.#REF!]" table:base-cell-address="tsgb0512.$A$1"/>
          <table:named-expression table:name="ROWCHK5" table:expression="of:=[.#REF!]" table:base-cell-address="tsgb0512.$A$1"/>
          <table:named-expression table:name="ROWCHK6" table:expression="of:=[.#REF!]" table:base-cell-address="tsgb0512.$A$1"/>
          <table:named-expression table:name="selxx" table:expression="of:='file:///C:/TIS/ADMIN/TABLETMP.XLS'#$$selxx" table:base-cell-address="tsgb0512.$A$1"/>
          <table:named-expression table:name="SPAIN" table:expression="of:=[.#REF!]" table:base-cell-address="tsgb0512.$A$1"/>
          <table:named-expression table:name="Stanstead" table:expression="of:=[.#REF!]" table:base-cell-address="tsgb0512.$A$1"/>
          <table:named-expression table:name="TableTitle" table:expression="of:=[.#REF!]" table:base-cell-address="tsgb0512.$A$1"/>
          <table:named-expression table:name="testing" table:expression="of:=[.#REF!]" table:base-cell-address="tsgb0512.$A$1"/>
          <table:named-expression table:name="TODROP" table:expression="of:=[.#REF!]" table:base-cell-address="tsgb0512.$A$1"/>
          <table:named-expression table:name="TODROP1" table:expression="of:=[.#REF!]" table:base-cell-address="tsgb0512.$A$1"/>
          <table:named-expression table:name="TODROP2" table:expression="of:=[.#REF!]" table:base-cell-address="tsgb0512.$A$1"/>
          <table:named-expression table:name="TODROP3" table:expression="of:=[.#REF!]" table:base-cell-address="tsgb0512.$A$1"/>
          <table:named-expression table:name="ValueTitle" table:expression="of:=[.#REF!]" table:base-cell-address="tsgb0512.$A$1"/>
        </table:named-expressions>
      </table:table>
      <table:table table:name="'file:///T:/2005Publications/RoRo%20Q2_2005/Bulletin205draft.xls'#CommentarySA" table:style-name="ta2">
        <table:table-source xlink:href="file:///T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1a" table:style-name="ta2">
        <table:table-source xlink:href="file:///T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T:/2005Publications/RoRo%20Q2_2005/Bulletin205draft.xls'#TABLE1b" table:style-name="ta2">
        <table:table-source xlink:href="file:///T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" table:style-name="ta2">
        <table:table-source xlink:href="file:///T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1" table:style-name="ta2">
        <table:table-source xlink:href="file:///T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" table:style-name="ta2">
        <table:table-source xlink:href="file:///T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a" table:style-name="ta2">
        <table:table-source xlink:href="file:///T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b" table:style-name="ta2">
        <table:table-source xlink:href="file:///T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4AL" table:style-name="ta2">
        <table:table-source xlink:href="file:///T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T:/2005Publications/RoRo%20Q2_2005/Bulletin205draft.xls'#TABLE4a" table:style-name="ta2">
        <table:table-source xlink:href="file:///T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4b" table:style-name="ta2">
        <table:table-source xlink:href="file:///T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5" table:style-name="ta2">
        <table:table-source xlink:href="file:///T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T:/2005Publications/RoRo%20Q2_2005/Bulletin205draft.xls'#Routes" table:style-name="ta2">
        <table:table-source xlink:href="file:///T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1" table:style-name="ta2">
        <table:table-source xlink:href="file:///T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" table:style-name="ta2">
        <table:table-source xlink:href="file:///T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" table:style-name="ta2">
        <table:table-source xlink:href="file:///T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2" table:style-name="ta2">
        <table:table-source xlink:href="file:///T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2" table:style-name="ta2">
        <table:table-source xlink:href="file:///T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3" table:style-name="ta2">
        <table:table-source xlink:href="file:///T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3" table:style-name="ta2">
        <table:table-source xlink:href="file:///T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4" table:style-name="ta2">
        <table:table-source xlink:href="file:///T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4" table:style-name="ta2">
        <table:table-source xlink:href="file:///T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5" table:style-name="ta2">
        <table:table-source xlink:href="file:///T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5" table:style-name="ta2">
        <table:table-source xlink:href="file:///T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6" table:style-name="ta2">
        <table:table-source xlink:href="file:///T: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6" table:style-name="ta2">
        <table:table-source xlink:href="file:///T: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8" table:style-name="ta2">
        <table:table-source xlink:href="file:///T: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8" table:style-name="ta2">
        <table:table-source xlink:href="file:///T: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7" table:style-name="ta2">
        <table:table-source xlink:href="file:///T: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7" table:style-name="ta2">
        <table:table-source xlink:href="file:///T: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CommentarySA" table:style-name="ta2">
        <table:table-source xlink:href="file:///T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1a" table:style-name="ta2">
        <table:table-source xlink:href="file:///T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1b" table:style-name="ta2">
        <table:table-source xlink:href="file:///T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2" table:style-name="ta2">
        <table:table-source xlink:href="file:///T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" table:style-name="ta2">
        <table:table-source xlink:href="file:///T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a" table:style-name="ta2">
        <table:table-source xlink:href="file:///T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b" table:style-name="ta2">
        <table:table-source xlink:href="file:///T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AL" table:style-name="ta2">
        <table:table-source xlink:href="file:///T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a" table:style-name="ta2">
        <table:table-source xlink:href="file:///T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b" table:style-name="ta2">
        <table:table-source xlink:href="file:///T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5" table:style-name="ta2">
        <table:table-source xlink:href="file:///T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IS/ADMIN/TABLETMP.XLS'#TABLETMP" table:style-name="ta2">
        <table:table-source xlink:href="file:///C:/TIS/ADMIN/TABLETMP.XLS" table:table-name="TABLET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PUBLISH" table:style-name="ta2">
        <table:table-source xlink:href="file:///T:/TSGB/2006%20FINAL%20PROOFS/Chapter%205/DfT%20WEB%20FINAL/TSGB%205_13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RAWDATA" table:style-name="ta2">
        <table:table-source xlink:href="file:///T:/TSGB/2006%20FINAL%20PROOFS/Chapter%205/DfT%20WEB%20FINAL/TSGB%205_13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TAB31" table:style-name="ta2">
        <table:table-source xlink:href="file:///T:/TSGB/2006%20FINAL%20PROOFS/Chapter%205/DfT%20WEB%20FINAL/TSGB%205_13.xls" table:table-name="TA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RAWDATAOLD" table:style-name="ta2">
        <table:table-source xlink:href="file:///T:/TSGB/2006%20FINAL%20PROOFS/Chapter%205/DfT%20WEB%20FINAL/TSGB%205_13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Selector" table:style-name="ta2">
        <table:table-source xlink:href="file:///T:/TSGB/2006%20FINAL%20PROOFS/Chapter%205/DfT%20WEB%20FINAL/TSGB%205_13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T:/2005Publications/RoRo%20Q2_2005/Bulletin205draft.xls'#TABLE1a.$U$1:TABLE1a.$U$7" table:base-cell-address="tsgb0512.$A$1"/>
        <table:named-range table:name="\p" table:cell-range-address="'file:///T:/2005Publications/RoRo%20Q2_2005/Bulletin205draft.xls'#TABLE1a.$P$1" table:base-cell-address="tsgb0512.$A$1"/>
        <table:named-range table:name="\t" table:cell-range-address="'file:///T:/2005Publications/RoRo%20Q2_2005/Bulletin205draft.xls'#TABLE1a.$U$3" table:base-cell-address="tsgb0512.$A$1"/>
        <table:named-expression table:name="_1.2__Average_distance_travelled_by_mode_of_travel__1975_76__1985_86_and_1993_95" table:expression="of:=[.#REF!]" table:base-cell-address="tsgb0512.$A$1"/>
        <table:named-expression table:name="_11_1" table:expression="of:=[.#REF!]" table:base-cell-address="tsgb0512.$A$1"/>
        <table:named-expression table:name="_11ALL" table:expression="of:=[.#REF!]" table:base-cell-address="tsgb0512.$A$1"/>
        <table:named-expression table:name="_11N1" table:expression="of:=[.#REF!]" table:base-cell-address="tsgb0512.$A$1"/>
        <table:named-expression table:name="_11N2" table:expression="of:=[.#REF!]" table:base-cell-address="tsgb0512.$A$1"/>
        <table:named-expression table:name="_11N3" table:expression="of:=[.#REF!]" table:base-cell-address="tsgb0512.$A$1"/>
        <table:named-expression table:name="_11P1" table:expression="of:=[.#REF!]" table:base-cell-address="tsgb0512.$A$1"/>
        <table:named-expression table:name="_11P2" table:expression="of:=[.#REF!]" table:base-cell-address="tsgb0512.$A$1"/>
        <table:named-expression table:name="_11P3" table:expression="of:=[.#REF!]" table:base-cell-address="tsgb0512.$A$1"/>
        <table:named-expression table:name="_13_1" table:expression="of:=[.#REF!]" table:base-cell-address="tsgb0512.$A$1"/>
        <table:named-expression table:name="_13_2" table:expression="of:=[.#REF!]" table:base-cell-address="tsgb0512.$A$1"/>
        <table:named-expression table:name="_13_3" table:expression="of:=[.#REF!]" table:base-cell-address="tsgb0512.$A$1"/>
        <table:named-expression table:name="_13ALL" table:expression="of:=[.#REF!]" table:base-cell-address="tsgb0512.$A$1"/>
        <table:named-expression table:name="_13N1" table:expression="of:=[.#REF!]" table:base-cell-address="tsgb0512.$A$1"/>
        <table:named-expression table:name="_13N2" table:expression="of:=[.#REF!]" table:base-cell-address="tsgb0512.$A$1"/>
        <table:named-expression table:name="_13P1" table:expression="of:=[.#REF!]" table:base-cell-address="tsgb0512.$A$1"/>
        <table:named-expression table:name="_13P2" table:expression="of:=[.#REF!]" table:base-cell-address="tsgb0512.$A$1"/>
        <table:named-expression table:name="_21_1" table:expression="of:=[.#REF!]" table:base-cell-address="tsgb0512.$A$1"/>
        <table:named-expression table:name="_21_2" table:expression="of:=[.#REF!]" table:base-cell-address="tsgb0512.$A$1"/>
        <table:named-expression table:name="_21_3" table:expression="of:=[.#REF!]" table:base-cell-address="tsgb0512.$A$1"/>
        <table:named-expression table:name="_21_4" table:expression="of:=[.#REF!]" table:base-cell-address="tsgb0512.$A$1"/>
        <table:named-expression table:name="_210_1" table:expression="of:=[.#REF!]" table:base-cell-address="tsgb0512.$A$1"/>
        <table:named-expression table:name="_210_2" table:expression="of:=[.#REF!]" table:base-cell-address="tsgb0512.$A$1"/>
        <table:named-expression table:name="_210_3" table:expression="of:=[.#REF!]" table:base-cell-address="tsgb0512.$A$1"/>
        <table:named-expression table:name="_210_4" table:expression="of:=[.#REF!]" table:base-cell-address="tsgb0512.$A$1"/>
        <table:named-expression table:name="_210_5" table:expression="of:=[.#REF!]" table:base-cell-address="tsgb0512.$A$1"/>
        <table:named-expression table:name="_210_6" table:expression="of:=[.#REF!]" table:base-cell-address="tsgb0512.$A$1"/>
        <table:named-expression table:name="_210_7" table:expression="of:=[.#REF!]" table:base-cell-address="tsgb0512.$A$1"/>
        <table:named-expression table:name="_210_8" table:expression="of:=[.#REF!]" table:base-cell-address="tsgb0512.$A$1"/>
        <table:named-expression table:name="_210ALL" table:expression="of:=[.#REF!]" table:base-cell-address="tsgb0512.$A$1"/>
        <table:named-expression table:name="_210N1" table:expression="of:=[.#REF!]" table:base-cell-address="tsgb0512.$A$1"/>
        <table:named-expression table:name="_210P1" table:expression="of:=[.#REF!]" table:base-cell-address="tsgb0512.$A$1"/>
        <table:named-expression table:name="_212_1" table:expression="of:=#N/A" table:base-cell-address="tsgb0512.$A$1"/>
        <table:named-expression table:name="_212_2" table:expression="of:=#N/A" table:base-cell-address="tsgb0512.$A$1"/>
        <table:named-expression table:name="_212ALL" table:expression="of:=[.#REF!]" table:base-cell-address="tsgb0512.$A$1"/>
        <table:named-expression table:name="_212N1" table:expression="of:=[.#REF!]" table:base-cell-address="tsgb0512.$A$1"/>
        <table:named-expression table:name="_212P1" table:expression="of:=[.#REF!]" table:base-cell-address="tsgb0512.$A$1"/>
        <table:named-expression table:name="_21ALL" table:expression="of:=[.#REF!]" table:base-cell-address="tsgb0512.$A$1"/>
        <table:named-expression table:name="_21N1" table:expression="of:=[.#REF!]" table:base-cell-address="tsgb0512.$A$1"/>
        <table:named-expression table:name="_21P1" table:expression="of:=[.#REF!]" table:base-cell-address="tsgb0512.$A$1"/>
        <table:named-expression table:name="_22_1" table:expression="of:=[.#REF!]" table:base-cell-address="tsgb0512.$A$1"/>
        <table:named-expression table:name="_22_2" table:expression="of:=[.#REF!]" table:base-cell-address="tsgb0512.$A$1"/>
        <table:named-expression table:name="_22_3" table:expression="of:=[.#REF!]" table:base-cell-address="tsgb0512.$A$1"/>
        <table:named-expression table:name="_22_4" table:expression="of:=[.#REF!]" table:base-cell-address="tsgb0512.$A$1"/>
        <table:named-expression table:name="_22ALL" table:expression="of:=[.#REF!]" table:base-cell-address="tsgb0512.$A$1"/>
        <table:named-expression table:name="_22EXNOTE" table:expression="of:=[.#REF!]" table:base-cell-address="tsgb0512.$A$1"/>
        <table:named-expression table:name="_22N1" table:expression="of:=[.#REF!]" table:base-cell-address="tsgb0512.$A$1"/>
        <table:named-expression table:name="_22N2" table:expression="of:=[.#REF!]" table:base-cell-address="tsgb0512.$A$1"/>
        <table:named-expression table:name="_22P1" table:expression="of:=[.#REF!]" table:base-cell-address="tsgb0512.$A$1"/>
        <table:named-expression table:name="_22P2" table:expression="of:=[.#REF!]" table:base-cell-address="tsgb0512.$A$1"/>
        <table:named-expression table:name="_23EXNOTE" table:expression="of:=[.#REF!]" table:base-cell-address="tsgb0512.$A$1"/>
        <table:named-expression table:name="_23N1" table:expression="of:=[.#REF!]" table:base-cell-address="tsgb0512.$A$1"/>
        <table:named-expression table:name="_23N2" table:expression="of:=[.#REF!]" table:base-cell-address="tsgb0512.$A$1"/>
        <table:named-expression table:name="_23P1" table:expression="of:=[.#REF!]" table:base-cell-address="tsgb0512.$A$1"/>
        <table:named-expression table:name="_23P2" table:expression="of:=[.#REF!]" table:base-cell-address="tsgb0512.$A$1"/>
        <table:named-expression table:name="_24_1" table:expression="of:=[.#REF!]" table:base-cell-address="tsgb0512.$A$1"/>
        <table:named-expression table:name="_24_2" table:expression="of:=[.#REF!]" table:base-cell-address="tsgb0512.$A$1"/>
        <table:named-expression table:name="_24_3" table:expression="of:=[.#REF!]" table:base-cell-address="tsgb0512.$A$1"/>
        <table:named-expression table:name="_24_4" table:expression="of:=[.#REF!]" table:base-cell-address="tsgb0512.$A$1"/>
        <table:named-expression table:name="_24ALL" table:expression="of:=[.#REF!]" table:base-cell-address="tsgb0512.$A$1"/>
        <table:named-expression table:name="_24N1" table:expression="of:=[.#REF!]" table:base-cell-address="tsgb0512.$A$1"/>
        <table:named-expression table:name="_24P1" table:expression="of:=[.#REF!]" table:base-cell-address="tsgb0512.$A$1"/>
        <table:named-expression table:name="_25N1" table:expression="of:=[.#REF!]" table:base-cell-address="tsgb0512.$A$1"/>
        <table:named-expression table:name="_25P1" table:expression="of:=[.#REF!]" table:base-cell-address="tsgb0512.$A$1"/>
        <table:named-expression table:name="_27_1" table:expression="of:=[.#REF!]" table:base-cell-address="tsgb0512.$A$1"/>
        <table:named-expression table:name="_27_2" table:expression="of:=[.#REF!]" table:base-cell-address="tsgb0512.$A$1"/>
        <table:named-expression table:name="_27ALL" table:expression="of:=[.#REF!]" table:base-cell-address="tsgb0512.$A$1"/>
        <table:named-expression table:name="_27N1" table:expression="of:=[.#REF!]" table:base-cell-address="tsgb0512.$A$1"/>
        <table:named-expression table:name="_27N2" table:expression="of:=[.#REF!]" table:base-cell-address="tsgb0512.$A$1"/>
        <table:named-expression table:name="_27P1" table:expression="of:=[.#REF!]" table:base-cell-address="tsgb0512.$A$1"/>
        <table:named-expression table:name="_27P2" table:expression="of:=[.#REF!]" table:base-cell-address="tsgb0512.$A$1"/>
        <table:named-expression table:name="_31_1" table:expression="of:=[.#REF!]" table:base-cell-address="tsgb0512.$A$1"/>
        <table:named-expression table:name="_31_2" table:expression="of:=[.#REF!]" table:base-cell-address="tsgb0512.$A$1"/>
        <table:named-expression table:name="_31_3" table:expression="of:=[.#REF!]" table:base-cell-address="tsgb0512.$A$1"/>
        <table:named-expression table:name="_31_4" table:expression="of:=[.#REF!]" table:base-cell-address="tsgb0512.$A$1"/>
        <table:named-expression table:name="_31ALL" table:expression="of:=[.#REF!]" table:base-cell-address="tsgb0512.$A$1"/>
        <table:named-expression table:name="_31N1" table:expression="of:=[.#REF!]" table:base-cell-address="tsgb0512.$A$1"/>
        <table:named-expression table:name="_31N2" table:expression="of:=[.#REF!]" table:base-cell-address="tsgb0512.$A$1"/>
        <table:named-expression table:name="_31P1" table:expression="of:=[.#REF!]" table:base-cell-address="tsgb0512.$A$1"/>
        <table:named-expression table:name="_31P2" table:expression="of:=[.#REF!]" table:base-cell-address="tsgb0512.$A$1"/>
        <table:named-expression table:name="_32N1" table:expression="of:=[.#REF!]" table:base-cell-address="tsgb0512.$A$1"/>
        <table:named-expression table:name="_32N2" table:expression="of:=[.#REF!]" table:base-cell-address="tsgb0512.$A$1"/>
        <table:named-expression table:name="_32P1" table:expression="of:=[.#REF!]" table:base-cell-address="tsgb0512.$A$1"/>
        <table:named-expression table:name="_32P2" table:expression="of:=[.#REF!]" table:base-cell-address="tsgb0512.$A$1"/>
        <table:named-expression table:name="_33_1" table:expression="of:=[.#REF!]" table:base-cell-address="tsgb0512.$A$1"/>
        <table:named-expression table:name="_33ALL" table:expression="of:=[.#REF!]" table:base-cell-address="tsgb0512.$A$1"/>
        <table:named-expression table:name="_33N1" table:expression="of:=[.#REF!]" table:base-cell-address="tsgb0512.$A$1"/>
        <table:named-expression table:name="_33P1" table:expression="of:=[.#REF!]" table:base-cell-address="tsgb0512.$A$1"/>
        <table:named-expression table:name="_34_1" table:expression="of:=[.#REF!]" table:base-cell-address="tsgb0512.$A$1"/>
        <table:named-expression table:name="_34_2" table:expression="of:=[.#REF!]" table:base-cell-address="tsgb0512.$A$1"/>
        <table:named-expression table:name="_34_3" table:expression="of:=[.#REF!]" table:base-cell-address="tsgb0512.$A$1"/>
        <table:named-expression table:name="_34ALL" table:expression="of:=[.#REF!]" table:base-cell-address="tsgb0512.$A$1"/>
        <table:named-expression table:name="_34EXNOTE" table:expression="of:=[.#REF!]" table:base-cell-address="tsgb0512.$A$1"/>
        <table:named-expression table:name="_34N1" table:expression="of:=[.#REF!]" table:base-cell-address="tsgb0512.$A$1"/>
        <table:named-expression table:name="_34N2" table:expression="of:=[.#REF!]" table:base-cell-address="tsgb0512.$A$1"/>
        <table:named-expression table:name="_34P1" table:expression="of:=[.#REF!]" table:base-cell-address="tsgb0512.$A$1"/>
        <table:named-expression table:name="_34P2" table:expression="of:=[.#REF!]" table:base-cell-address="tsgb0512.$A$1"/>
        <table:named-expression table:name="_35EXNOTE" table:expression="of:=[.#REF!]" table:base-cell-address="tsgb0512.$A$1"/>
        <table:named-expression table:name="_35N1" table:expression="of:=[.#REF!]" table:base-cell-address="tsgb0512.$A$1"/>
        <table:named-expression table:name="_35N2" table:expression="of:=[.#REF!]" table:base-cell-address="tsgb0512.$A$1"/>
        <table:named-expression table:name="_35P1" table:expression="of:=[.#REF!]" table:base-cell-address="tsgb0512.$A$1"/>
        <table:named-expression table:name="_35P2" table:expression="of:=[.#REF!]" table:base-cell-address="tsgb0512.$A$1"/>
        <table:named-expression table:name="_41_1" table:expression="of:=[.#REF!]" table:base-cell-address="tsgb0512.$A$1"/>
        <table:named-expression table:name="_41_2" table:expression="of:=[.#REF!]" table:base-cell-address="tsgb0512.$A$1"/>
        <table:named-expression table:name="_41ALL" table:expression="of:=[.#REF!]" table:base-cell-address="tsgb0512.$A$1"/>
        <table:named-expression table:name="_41N1" table:expression="of:=[.#REF!]" table:base-cell-address="tsgb0512.$A$1"/>
        <table:named-expression table:name="_41P1" table:expression="of:=[.#REF!]" table:base-cell-address="tsgb0512.$A$1"/>
        <table:named-expression table:name="_51_1" table:expression="of:=[.#REF!]" table:base-cell-address="tsgb0512.$A$1"/>
        <table:named-expression table:name="_51_2" table:expression="of:=[.#REF!]" table:base-cell-address="tsgb0512.$A$1"/>
        <table:named-expression table:name="_51ALL" table:expression="of:=[.#REF!]" table:base-cell-address="tsgb0512.$A$1"/>
        <table:named-expression table:name="_51N1" table:expression="of:=[.#REF!]" table:base-cell-address="tsgb0512.$A$1"/>
        <table:named-expression table:name="_51P1" table:expression="of:=[.#REF!]" table:base-cell-address="tsgb0512.$A$1"/>
        <table:named-expression table:name="_51X_1" table:expression="of:=[.#REF!]" table:base-cell-address="tsgb0512.$A$1"/>
        <table:named-expression table:name="_51X_2" table:expression="of:=[.#REF!]" table:base-cell-address="tsgb0512.$A$1"/>
        <table:named-expression table:name="_52_1" table:expression="of:=[.#REF!]" table:base-cell-address="tsgb0512.$A$1"/>
        <table:named-expression table:name="_52_2" table:expression="of:=[.#REF!]" table:base-cell-address="tsgb0512.$A$1"/>
        <table:named-expression table:name="_52_3" table:expression="of:=[.#REF!]" table:base-cell-address="tsgb0512.$A$1"/>
        <table:named-expression table:name="_52_4" table:expression="of:=[.#REF!]" table:base-cell-address="tsgb0512.$A$1"/>
        <table:named-expression table:name="_52_5" table:expression="of:=[.#REF!]" table:base-cell-address="tsgb0512.$A$1"/>
        <table:named-expression table:name="_52_6" table:expression="of:=[.#REF!]" table:base-cell-address="tsgb0512.$A$1"/>
        <table:named-expression table:name="_52_7" table:expression="of:=[.#REF!]" table:base-cell-address="tsgb0512.$A$1"/>
        <table:named-expression table:name="_52_8" table:expression="of:=[.#REF!]" table:base-cell-address="tsgb0512.$A$1"/>
        <table:named-expression table:name="_52ALL" table:expression="of:=[.#REF!]" table:base-cell-address="tsgb0512.$A$1"/>
        <table:named-expression table:name="_52N1" table:expression="of:=[.#REF!]" table:base-cell-address="tsgb0512.$A$1"/>
        <table:named-expression table:name="_52N2" table:expression="of:=[.#REF!]" table:base-cell-address="tsgb0512.$A$1"/>
        <table:named-expression table:name="_52N3" table:expression="of:=[.#REF!]" table:base-cell-address="tsgb0512.$A$1"/>
        <table:named-expression table:name="_52N4" table:expression="of:=[.#REF!]" table:base-cell-address="tsgb0512.$A$1"/>
        <table:named-expression table:name="_52N5" table:expression="of:=[.#REF!]" table:base-cell-address="tsgb0512.$A$1"/>
        <table:named-expression table:name="_52N6" table:expression="of:=[.#REF!]" table:base-cell-address="tsgb0512.$A$1"/>
        <table:named-expression table:name="_52P1" table:expression="of:=[.#REF!]" table:base-cell-address="tsgb0512.$A$1"/>
        <table:named-expression table:name="_52P2" table:expression="of:=[.#REF!]" table:base-cell-address="tsgb0512.$A$1"/>
        <table:named-expression table:name="_52P3" table:expression="of:=[.#REF!]" table:base-cell-address="tsgb0512.$A$1"/>
        <table:named-expression table:name="_52P4" table:expression="of:=[.#REF!]" table:base-cell-address="tsgb0512.$A$1"/>
        <table:named-expression table:name="_52P5" table:expression="of:=[.#REF!]" table:base-cell-address="tsgb0512.$A$1"/>
        <table:named-expression table:name="_52P6" table:expression="of:=[.#REF!]" table:base-cell-address="tsgb0512.$A$1"/>
        <table:named-expression table:name="_52X_1" table:expression="of:=[.#REF!]" table:base-cell-address="tsgb0512.$A$1"/>
        <table:named-expression table:name="_52X_2" table:expression="of:=[.#REF!]" table:base-cell-address="tsgb0512.$A$1"/>
        <table:named-expression table:name="_52X_3" table:expression="of:=[.#REF!]" table:base-cell-address="tsgb0512.$A$1"/>
        <table:named-expression table:name="_52X_4" table:expression="of:=[.#REF!]" table:base-cell-address="tsgb0512.$A$1"/>
        <table:named-expression table:name="_52X_5" table:expression="of:=[.#REF!]" table:base-cell-address="tsgb0512.$A$1"/>
        <table:named-expression table:name="_52X_6" table:expression="of:=[.#REF!]" table:base-cell-address="tsgb0512.$A$1"/>
        <table:named-expression table:name="_52X_7" table:expression="of:=[.#REF!]" table:base-cell-address="tsgb0512.$A$1"/>
        <table:named-expression table:name="_52X_8" table:expression="of:=[.#REF!]" table:base-cell-address="tsgb0512.$A$1"/>
        <table:named-expression table:name="_66ALL" table:expression="of:=#N/A" table:base-cell-address="tsgb0512.$A$1"/>
        <table:named-expression table:name="_66N1" table:expression="of:=#N/A" table:base-cell-address="tsgb0512.$A$1"/>
        <table:named-expression table:name="_66P1" table:expression="of:=#N/A" table:base-cell-address="tsgb0512.$A$1"/>
        <table:named-expression table:name="_67ALL" table:expression="of:=[.#REF!]" table:base-cell-address="tsgb0512.$A$1"/>
        <table:named-expression table:name="_67N1" table:expression="of:=[.#REF!]" table:base-cell-address="tsgb0512.$A$1"/>
        <table:named-expression table:name="_67P1" table:expression="of:=[.#REF!]" table:base-cell-address="tsgb0512.$A$1"/>
        <table:named-expression table:name="activeCell" table:expression="of:=[.#REF!]" table:base-cell-address="tsgb0512.$A$1"/>
        <table:named-expression table:name="ADJ" table:expression="of:=[.#REF!]" table:base-cell-address="tsgb0512.$A$1"/>
        <table:named-expression table:name="ALL" table:expression="of:=#N/A" table:base-cell-address="tsgb0512.$A$1"/>
        <table:named-range table:name="ANNBELGIUM" table:cell-range-address="'file:///T:/2005Publications/RoRo%20Q2_2005/Bulletin205draft.xls'#TABLE5.$D$5:TABLE5.$D$12" table:base-cell-address="tsgb0512.$A$1"/>
        <table:named-range table:name="ANNDVR" table:cell-range-address="'file:///T:/2005Publications/RoRo%20Q2_2005/Bulletin205draft.xls'#TABLE4AL.$D$6:TABLE4AL.$D$12" table:base-cell-address="tsgb0512.$A$1"/>
        <table:named-range table:name="ANNENG" table:cell-range-address="'file:///T:/2005Publications/RoRo%20Q2_2005/Bulletin205draft.xls'#TABLE4AL.$F$6:TABLE4AL.$F$12" table:base-cell-address="tsgb0512.$A$1"/>
        <table:named-range table:name="ANNFORIEGN" table:cell-range-address="'file:///T:/2005Publications/RoRo%20Q2_2005/Bulletin205draft.xls'#TABLE1a.$P$37" table:base-cell-address="tsgb0512.$A$1"/>
        <table:named-range table:name="ANNFRANCE" table:cell-range-address="'file:///T:/2005Publications/RoRo%20Q2_2005/Bulletin205draft.xls'#TABLE5.$B$5:TABLE5.$B$12" table:base-cell-address="tsgb0512.$A$1"/>
        <table:named-range table:name="ANNL" table:cell-range-address="'file:///T:/2005Publications/RoRo%20Q2_2005/Bulletin205draft.xls'#TABLE5.$F$5:TABLE5.$F$12" table:base-cell-address="tsgb0512.$A$1"/>
        <table:named-range table:name="ANNOTHER" table:cell-range-address="'file:///T:/2005Publications/RoRo%20Q2_2005/Bulletin205draft.xls'#TABLE5.$J$5:TABLE5.$J$12" table:base-cell-address="tsgb0512.$A$1"/>
        <table:named-range table:name="ANNSE" table:cell-range-address="'file:///T:/2005Publications/RoRo%20Q2_2005/Bulletin205draft.xls'#TABLE4AL.$B$6:TABLE4AL.$B$12" table:base-cell-address="tsgb0512.$A$1"/>
        <table:named-expression table:name="ANNUAL" table:expression="of:=[.#REF!]" table:base-cell-address="tsgb0512.$A$1"/>
        <table:named-range table:name="ANNUK" table:cell-range-address="'file:///T:/2005Publications/RoRo%20Q2_2005/Bulletin205draft.xls'#TABLE1a.$E$8:TABLE1a.$E$14" table:base-cell-address="tsgb0512.$A$1"/>
        <table:named-range table:name="ANNUT" table:cell-range-address="'file:///T:/2005Publications/RoRo%20Q2_2005/Bulletin205draft.xls'#TABLE1a.$M$8:TABLE1a.$M$14" table:base-cell-address="tsgb0512.$A$1"/>
        <table:named-expression table:name="BARQTR" table:expression="of:=[.#REF!]" table:base-cell-address="tsgb0512.$A$1"/>
        <table:named-expression table:name="BELGIUM" table:expression="of:=[.#REF!]" table:base-cell-address="tsgb0512.$A$1"/>
        <table:named-expression table:name="Birmingham" table:expression="of:=[.#REF!]" table:base-cell-address="tsgb0512.$A$1"/>
        <table:named-expression table:name="BULL" table:expression="of:=#N/A" table:base-cell-address="tsgb0512.$A$1"/>
        <table:named-range table:name="CAMARA" table:cell-range-address="'file:///T:/2005Publications/RoRo%20Q2_2005/Bulletin205draft.xls'#TABLE1a.$P$4" table:base-cell-address="tsgb0512.$A$1"/>
        <table:named-expression table:name="CategoryTitle" table:expression="of:=[.#REF!]" table:base-cell-address="tsgb0512.$A$1"/>
        <table:named-expression table:name="CHECKBLK" table:expression="of:=[.#REF!]" table:base-cell-address="tsgb0512.$A$1"/>
        <table:named-expression table:name="CHECKCOL" table:expression="of:=[.#REF!]" table:base-cell-address="tsgb0512.$A$1"/>
        <table:named-expression table:name="CHECKMAX" table:expression="of:=[.#REF!]" table:base-cell-address="tsgb0512.$A$1"/>
        <table:named-expression table:name="CHECKROW" table:expression="of:=[.#REF!]" table:base-cell-address="tsgb0512.$A$1"/>
        <table:named-range table:name="CLONE" table:cell-range-address="'file:///T:/2005Publications/RoRo%20Q2_2005/Bulletin205draft.xls'#TABLE1a.$P$6" table:base-cell-address="tsgb0512.$A$1"/>
        <table:named-expression table:name="COLCHK1" table:expression="of:=[.#REF!]" table:base-cell-address="tsgb0512.$A$1"/>
        <table:named-expression table:name="COLCHK2" table:expression="of:=[.#REF!]" table:base-cell-address="tsgb0512.$A$1"/>
        <table:named-expression table:name="DASH4" table:expression="of:=[.#REF!]" table:base-cell-address="tsgb0512.$A$1"/>
        <table:named-expression table:name="DASH5" table:expression="of:=[.#REF!]" table:base-cell-address="tsgb0512.$A$1"/>
        <table:named-expression table:name="DASH6" table:expression="of:=[.#REF!]" table:base-cell-address="tsgb0512.$A$1"/>
        <table:named-expression table:name="DASH7" table:expression="of:=[.#REF!]" table:base-cell-address="tsgb0512.$A$1"/>
        <table:named-expression table:name="DASH8" table:expression="of:=[.#REF!]" table:base-cell-address="tsgb0512.$A$1"/>
        <table:named-expression table:name="dgdsfyh" table:expression="of:=[.#REF!]" table:base-cell-address="tsgb0512.$A$1"/>
        <table:named-expression table:name="dialog" table:expression="of:='file:///C:/TIS/ADMIN/TABLETMP.XLS'#$$Dialog" table:base-cell-address="tsgb0512.$A$1"/>
        <table:named-expression table:name="DK" table:expression="of:=[.#REF!]" table:base-cell-address="tsgb0512.$A$1"/>
        <table:named-expression table:name="DNK_D" table:expression="of:=[.#REF!]" table:base-cell-address="tsgb0512.$A$1"/>
        <table:named-expression table:name="DOVER" table:expression="of:=#N/A" table:base-cell-address="tsgb0512.$A$1"/>
        <table:named-expression table:name="DROPHEAD" table:expression="of:=[.#REF!]" table:base-cell-address="tsgb0512.$A$1"/>
        <table:named-expression table:name="DROPPED" table:expression="of:=[.#REF!]" table:base-cell-address="tsgb0512.$A$1"/>
        <table:named-expression table:name="e" table:expression="of:=[.#REF!]" table:base-cell-address="tsgb0512.$A$1"/>
        <table:named-expression table:name="EIRE" table:expression="of:=[.#REF!]" table:base-cell-address="tsgb0512.$A$1"/>
        <table:named-expression table:name="ENGLISH" table:expression="of:=#N/A" table:base-cell-address="tsgb0512.$A$1"/>
        <table:named-expression table:name="fbegyear" table:expression="of:=['file:///T:/TSGB/2006%20FINAL%20PROOFS/Chapter%205/DfT%20WEB%20FINAL/TSGB%205_13.xls'#RAWDATAOLD.#REF!]" table:base-cell-address="tsgb0512.$A$1"/>
        <table:named-expression table:name="fendyear" table:expression="of:=[.#REF!]" table:base-cell-address="tsgb0512.$A$1"/>
        <table:named-expression table:name="FL" table:expression="of:=[.#REF!]" table:base-cell-address="tsgb0512.$A$1"/>
        <table:named-expression table:name="Footnotes" table:expression="of:=[.#REF!]" table:base-cell-address="tsgb0512.$A$1"/>
        <table:named-range table:name="FOREIGN" table:cell-range-address="'file:///T:/2005Publications/RoRo%20Q2_2005/Bulletin205draft.xls'#TABLE1a.$P$38:TABLE1a.$P$52" table:base-cell-address="tsgb0512.$A$1"/>
        <table:named-expression table:name="FRANCE" table:expression="of:=[.#REF!]" table:base-cell-address="tsgb0512.$A$1"/>
        <table:named-expression table:name="fyear" table:expression="of:=[.#REF!]" table:base-cell-address="tsgb0512.$A$1"/>
        <table:named-expression table:name="fyear2" table:expression="of:=[.#REF!]" table:base-cell-address="tsgb0512.$A$1"/>
        <table:named-expression table:name="Gatwick" table:expression="of:=[.#REF!]" table:base-cell-address="tsgb0512.$A$1"/>
        <table:named-expression table:name="GERMANY" table:expression="of:=[.#REF!]" table:base-cell-address="tsgb0512.$A$1"/>
        <table:named-expression table:name="GraphData" table:expression="of:=[.#REF!]~[.#REF!]~[.#REF!]~[.#REF!]" table:base-cell-address="tsgb0512.$A$1"/>
        <table:named-expression table:name="GraphTitle" table:expression="of:=[.#REF!]" table:base-cell-address="tsgb0512.$A$1"/>
        <table:named-expression table:name="HEAD" table:expression="of:=[.#REF!]" table:base-cell-address="tsgb0512.$A$1"/>
        <table:named-expression table:name="HEAD1" table:expression="of:=[.#REF!]" table:base-cell-address="tsgb0512.$A$1"/>
        <table:named-expression table:name="HEAD2" table:expression="of:=[.#REF!]" table:base-cell-address="tsgb0512.$A$1"/>
        <table:named-expression table:name="HEAD3" table:expression="of:=[.#REF!]" table:base-cell-address="tsgb0512.$A$1"/>
        <table:named-expression table:name="holla" table:expression="of:=[.#REF!]" table:base-cell-address="tsgb0512.$A$1"/>
        <table:named-expression table:name="ITALY" table:expression="of:=[.#REF!]" table:base-cell-address="tsgb0512.$A$1"/>
        <table:named-expression table:name="LASTCOL" table:expression="of:=[.#REF!]" table:base-cell-address="tsgb0512.$A$1"/>
        <table:named-expression table:name="LASTCOL1" table:expression="of:=[.#REF!]" table:base-cell-address="tsgb0512.$A$1"/>
        <table:named-expression table:name="LASTCOL2" table:expression="of:=[.#REF!]" table:base-cell-address="tsgb0512.$A$1"/>
        <table:named-expression table:name="LASTCOL3" table:expression="of:=[.#REF!]" table:base-cell-address="tsgb0512.$A$1"/>
        <table:named-expression table:name="LASTYEAR1" table:expression="of:=[.#REF!]" table:base-cell-address="tsgb0512.$A$1"/>
        <table:named-expression table:name="LASTYEAR2" table:expression="of:=[.#REF!]" table:base-cell-address="tsgb0512.$A$1"/>
        <table:named-expression table:name="LASTYEAR3" table:expression="of:=[.#REF!]" table:base-cell-address="tsgb0512.$A$1"/>
        <table:named-expression table:name="LASTYEAR4" table:expression="of:=[.#REF!]" table:base-cell-address="tsgb0512.$A$1"/>
        <table:named-expression table:name="LASTYEAR5" table:expression="of:=[.#REF!]" table:base-cell-address="tsgb0512.$A$1"/>
        <table:named-expression table:name="LASTYEAR6" table:expression="of:=[.#REF!]" table:base-cell-address="tsgb0512.$A$1"/>
        <table:named-expression table:name="Leeds_Bradford" table:expression="of:=[.#REF!]" table:base-cell-address="tsgb0512.$A$1"/>
        <table:named-expression table:name="Manchester" table:expression="of:=[.#REF!]" table:base-cell-address="tsgb0512.$A$1"/>
        <table:named-expression table:name="NEWBLOCK" table:expression="of:=[.#REF!]" table:base-cell-address="tsgb0512.$A$1"/>
        <table:named-expression table:name="NEWBLOCK1" table:expression="of:=[.#REF!]" table:base-cell-address="tsgb0512.$A$1"/>
        <table:named-expression table:name="NEWBLOCK2" table:expression="of:=[.#REF!]" table:base-cell-address="tsgb0512.$A$1"/>
        <table:named-expression table:name="NEWBLOCK3" table:expression="of:=[.#REF!]" table:base-cell-address="tsgb0512.$A$1"/>
        <table:named-expression table:name="NEWBLOCK4" table:expression="of:=[.#REF!]" table:base-cell-address="tsgb0512.$A$1"/>
        <table:named-expression table:name="NEWBLOCK5" table:expression="of:=[.#REF!]" table:base-cell-address="tsgb0512.$A$1"/>
        <table:named-expression table:name="NEWBLOCK6" table:expression="of:=[.#REF!]" table:base-cell-address="tsgb0512.$A$1"/>
        <table:named-expression table:name="NEWBLOCK7" table:expression="of:=[.#REF!]" table:base-cell-address="tsgb0512.$A$1"/>
        <table:named-expression table:name="NEWBLOCK8" table:expression="of:=[.#REF!]" table:base-cell-address="tsgb0512.$A$1"/>
        <table:named-expression table:name="NEWBLOCK9" table:expression="of:=[.#REF!]" table:base-cell-address="tsgb0512.$A$1"/>
        <table:named-expression table:name="NLS" table:expression="of:=[.#REF!]" table:base-cell-address="tsgb0512.$A$1"/>
        <table:named-expression table:name="NONEC" table:expression="of:=[.#REF!]" table:base-cell-address="tsgb0512.$A$1"/>
        <table:named-expression table:name="NORTHSEA" table:expression="of:=#N/A" table:base-cell-address="tsgb0512.$A$1"/>
        <table:named-expression table:name="NOTE" table:expression="of:=[.#REF!]" table:base-cell-address="tsgb0512.$A$1"/>
        <table:named-expression table:name="OLDBLOCK" table:expression="of:=[.#REF!]" table:base-cell-address="tsgb0512.$A$1"/>
        <table:named-expression table:name="OLDBLOCK1" table:expression="of:=[.#REF!]" table:base-cell-address="tsgb0512.$A$1"/>
        <table:named-expression table:name="OLDBLOCK2" table:expression="of:=[.#REF!]" table:base-cell-address="tsgb0512.$A$1"/>
        <table:named-expression table:name="OLDBLOCK3" table:expression="of:=[.#REF!]" table:base-cell-address="tsgb0512.$A$1"/>
        <table:named-expression table:name="OLDBLOCK4" table:expression="of:=[.#REF!]" table:base-cell-address="tsgb0512.$A$1"/>
        <table:named-expression table:name="OLDBLOCK5" table:expression="of:=[.#REF!]" table:base-cell-address="tsgb0512.$A$1"/>
        <table:named-expression table:name="OLDBLOCK6" table:expression="of:=[.#REF!]" table:base-cell-address="tsgb0512.$A$1"/>
        <table:named-expression table:name="OLDBLOCK7" table:expression="of:=[.#REF!]" table:base-cell-address="tsgb0512.$A$1"/>
        <table:named-expression table:name="OLDBLOCK8" table:expression="of:=[.#REF!]" table:base-cell-address="tsgb0512.$A$1"/>
        <table:named-expression table:name="OLDBLOCK9" table:expression="of:=[.#REF!]" table:base-cell-address="tsgb0512.$A$1"/>
        <table:named-expression table:name="OldData" table:expression="of:=[.#REF!]" table:base-cell-address="tsgb0512.$A$1"/>
        <table:named-expression table:name="OTHER" table:expression="of:=#N/A" table:base-cell-address="tsgb0512.$A$1"/>
        <table:named-expression table:name="OTHEREC" table:expression="of:=[.#REF!]" table:base-cell-address="tsgb0512.$A$1"/>
        <table:named-expression table:name="PIE" table:expression="of:=[.#REF!]" table:base-cell-address="tsgb0512.$A$1"/>
        <table:named-expression table:name="Print_Area" table:expression="of:=[.#REF!]" table:base-cell-address="tsgb0512.$A$1"/>
        <table:named-expression table:name="Print_Area_MI" table:expression="of:=[.#REF!]" table:base-cell-address="tsgb0512.$A$1"/>
        <table:named-expression table:name="PUBLISH_Print_Area" table:expression="of:=[.#REF!]" table:base-cell-address="tsgb0512.$A$1"/>
        <table:named-expression table:name="PUBLISH1998_Print_Area" table:expression="of:=[.#REF!]" table:base-cell-address="tsgb0512.$A$1"/>
        <table:named-expression table:name="qryNonEUBreakdown" table:expression="of:=[.#REF!]" table:base-cell-address="tsgb0512.$A$1"/>
        <table:named-expression table:name="QUARTER" table:expression="of:=[.#REF!]" table:base-cell-address="tsgb0512.$A$1"/>
        <table:named-expression table:name="ROWCHK1" table:expression="of:=[.#REF!]" table:base-cell-address="tsgb0512.$A$1"/>
        <table:named-expression table:name="ROWCHK2" table:expression="of:=[.#REF!]" table:base-cell-address="tsgb0512.$A$1"/>
        <table:named-expression table:name="ROWCHK3" table:expression="of:=[.#REF!]" table:base-cell-address="tsgb0512.$A$1"/>
        <table:named-expression table:name="ROWCHK4" table:expression="of:=[.#REF!]" table:base-cell-address="tsgb0512.$A$1"/>
        <table:named-expression table:name="ROWCHK5" table:expression="of:=[.#REF!]" table:base-cell-address="tsgb0512.$A$1"/>
        <table:named-expression table:name="ROWCHK6" table:expression="of:=[.#REF!]" table:base-cell-address="tsgb0512.$A$1"/>
        <table:named-expression table:name="selxx" table:expression="of:='file:///C:/TIS/ADMIN/TABLETMP.XLS'#$$selxx" table:base-cell-address="tsgb0512.$A$1"/>
        <table:named-expression table:name="Slicer_Port_Area" table:expression="of:=&quot;&quot;" table:base-cell-address="tsgb0512.$A$1"/>
        <table:named-expression table:name="SPAIN" table:expression="of:=[.#REF!]" table:base-cell-address="tsgb0512.$A$1"/>
        <table:named-expression table:name="Stanstead" table:expression="of:=[.#REF!]" table:base-cell-address="tsgb0512.$A$1"/>
        <table:named-range table:name="tab" table:cell-range-address="'file:///T:/IRHS/EXCEL/RORO/bulletins/2003/SA%20Changes/SA%20Changes%20to%20bulletin%20-%20draft.xls'#TABLE1a.$U$3" table:base-cell-address="tsgb0512.$A$1"/>
        <table:named-expression table:name="TAB4ALL" table:expression="of:=#N/A" table:base-cell-address="tsgb0512.$A$1"/>
        <table:named-expression table:name="TAB4PV" table:expression="of:=#N/A" table:base-cell-address="tsgb0512.$A$1"/>
        <table:named-expression table:name="TAB4UT" table:expression="of:=#N/A" table:base-cell-address="tsgb0512.$A$1"/>
        <table:named-expression table:name="TableTitle" table:expression="of:=[.#REF!]" table:base-cell-address="tsgb0512.$A$1"/>
        <table:named-expression table:name="testing" table:expression="of:=[.#REF!]" table:base-cell-address="tsgb0512.$A$1"/>
        <table:named-expression table:name="TODROP" table:expression="of:=[.#REF!]" table:base-cell-address="tsgb0512.$A$1"/>
        <table:named-expression table:name="TODROP1" table:expression="of:=[.#REF!]" table:base-cell-address="tsgb0512.$A$1"/>
        <table:named-expression table:name="TODROP2" table:expression="of:=[.#REF!]" table:base-cell-address="tsgb0512.$A$1"/>
        <table:named-expression table:name="TODROP3" table:expression="of:=[.#REF!]" table:base-cell-address="tsgb0512.$A$1"/>
        <table:named-expression table:name="UK" table:expression="of:=#N/A" table:base-cell-address="tsgb0512.$A$1"/>
        <table:named-expression table:name="UT" table:expression="of:=#N/A" table:base-cell-address="tsgb0512.$A$1"/>
        <table:named-expression table:name="ValueTitle" table:expression="of:=[.#REF!]" table:base-cell-address="tsgb05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" svg:font-family="Helv"/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/>
    </number:number-style>
    <number:text-style style:name="N37P1">
      <number:text>0~</number:text>
    </number:text-style>
    <number:number-style style:name="N37">
      <number:number number:decimal-places="0" number:min-integer-digits="1" number:grouping="true"/>
      <style:map style:condition="value()=0" style:apply-style-name="N37P0"/>
      <style:map style:condition="value()&lt;0.5" style:apply-style-name="N37P1"/>
    </number:number-style>
    <number:number-style style:name="N38">
      <number:text> </number:text>
      <number:number number:min-integer-digits="1"/>
    </number:number-style>
    <number:number-style style:name="N39">
      <number:number number:decimal-places="1" number:min-integer-digits="1"/>
      <number:text> </number:text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Helv" style:font-name-asian="Helv" style:font-name-complex="Helv" fo:font-size="12pt" style:font-size-asian="12pt" style:font-size-complex="12p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Sheet1" style:family="table-cell" style:data-style-name="N36">
      <style:table-cell-properties style:vertical-align="automatic" fo:background-color="transparent"/>
    </style:style>
    <style:style style:name="Normal_TABS203WKG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58%" style:table-centering="none" style:print="objects charts drawings"/>
      <style:header-style>
        <style:header-footer-properties fo:min-height="0.433070866141732in" fo:margin-left="0.236220472440945in" fo:margin-right="0.236220472440945in" fo:margin-bottom="0in"/>
      </style:header-style>
      <style:footer-style>
        <style:header-footer-properties fo:min-height="0.433070866141732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adia Wright</meta:initial-creator>
    <dc:creator>Nadia Wright</dc:creator>
    <meta:creation-date>2018-11-07T16:43:56Z</meta:creation-date>
    <dc:date>2018-11-22T12:45:18Z</dc:date>
  </office:meta>
</office:document-meta>
</file>